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20665d" officeooo:paragraph-rsid="000070f7"/>
    </style:style>
    <style:style style:name="P2" style:family="paragraph" style:parent-style-name="Standard">
      <style:text-properties fo:color="#000000" fo:font-size="14pt" style:text-underline-style="solid" style:text-underline-width="auto" style:text-underline-color="font-color" officeooo:rsid="0020665d" officeooo:paragraph-rsid="000070f7" style:font-size-asian="14pt" style:font-size-complex="14pt"/>
    </style:style>
    <style:style style:name="P3" style:family="paragraph" style:parent-style-name="Standard">
      <style:text-properties fo:color="#000000" fo:font-size="14pt" officeooo:rsid="0020665d" officeooo:paragraph-rsid="00323810" style:font-size-asian="14pt" style:font-size-complex="14pt"/>
    </style:style>
    <style:style style:name="P4" style:family="paragraph" style:parent-style-name="Standard">
      <style:text-properties fo:color="#000000" fo:font-size="12pt" style:text-underline-style="none" officeooo:rsid="0020665d" officeooo:paragraph-rsid="000070f7" style:font-size-asian="12pt" style:font-size-complex="12pt"/>
    </style:style>
    <style:style style:name="P5" style:family="paragraph" style:parent-style-name="Standard">
      <style:text-properties fo:color="#000000" fo:font-weight="bold" officeooo:rsid="0020665d" officeooo:paragraph-rsid="000070f7" style:font-weight-asian="bold" style:font-weight-complex="bold"/>
    </style:style>
    <style:style style:name="P6" style:family="paragraph" style:parent-style-name="Standard">
      <style:text-properties fo:font-size="14pt" style:text-underline-style="solid" style:text-underline-width="auto" style:text-underline-color="font-color" officeooo:rsid="0014e1c4" officeooo:paragraph-rsid="000070f7" style:font-size-asian="14pt" style:font-size-complex="14pt"/>
    </style:style>
    <style:style style:name="P7" style:family="paragraph" style:parent-style-name="Standard">
      <style:text-properties officeooo:rsid="0014e1c4" officeooo:paragraph-rsid="000070f7"/>
    </style:style>
    <style:style style:name="P8" style:family="paragraph" style:parent-style-name="Standard">
      <style:text-properties officeooo:rsid="000675a9" officeooo:paragraph-rsid="000070f7"/>
    </style:style>
    <style:style style:name="P9" style:family="paragraph" style:parent-style-name="Standard">
      <style:text-properties officeooo:rsid="001186f7" officeooo:paragraph-rsid="000070f7"/>
    </style:style>
    <style:style style:name="P10" style:family="paragraph" style:parent-style-name="Standard">
      <style:text-properties fo:font-weight="bold" officeooo:rsid="000675a9" officeooo:paragraph-rsid="000070f7" style:font-weight-asian="bold" style:font-weight-complex="bold"/>
    </style:style>
    <style:style style:name="P11" style:family="paragraph" style:parent-style-name="Standard">
      <style:text-properties fo:color="#0000ff" officeooo:rsid="000b80f4" officeooo:paragraph-rsid="000070f7"/>
    </style:style>
    <style:style style:name="P12" style:family="paragraph" style:parent-style-name="Standard">
      <style:text-properties fo:color="#ff6600" officeooo:rsid="00268b28" officeooo:paragraph-rsid="000070f7"/>
    </style:style>
    <style:style style:name="P13" style:family="paragraph" style:parent-style-name="Standard">
      <style:text-properties fo:color="#ff6600" officeooo:rsid="00268b28" officeooo:paragraph-rsid="0034860c"/>
    </style:style>
    <style:style style:name="P14" style:family="paragraph" style:parent-style-name="Standard">
      <style:text-properties fo:color="#006699" fo:font-weight="bold" officeooo:rsid="0020665d" officeooo:paragraph-rsid="000070f7" style:font-weight-asian="bold" style:font-weight-complex="bold"/>
    </style:style>
    <style:style style:name="P15" style:family="paragraph" style:parent-style-name="Standard">
      <style:text-properties fo:color="#808080" officeooo:rsid="000b80f4" officeooo:paragraph-rsid="000070f7"/>
    </style:style>
    <style:style style:name="P16" style:family="paragraph" style:parent-style-name="Standard">
      <style:text-properties fo:color="#ff6600" officeooo:rsid="001053af" officeooo:paragraph-rsid="0034860c" fo:background-color="transparent"/>
    </style:style>
    <style:style style:name="P17" style:family="paragraph" style:parent-style-name="Standard">
      <style:text-properties fo:color="#009933" officeooo:rsid="000675a9" officeooo:paragraph-rsid="000070f7"/>
    </style:style>
    <style:style style:name="P18" style:family="paragraph" style:parent-style-name="Standard">
      <style:text-properties fo:font-size="14pt" style:text-underline-style="solid" style:text-underline-width="auto" style:text-underline-color="font-color" officeooo:rsid="0014e1c4" officeooo:paragraph-rsid="00373b05" style:font-size-asian="14pt" style:font-size-complex="14pt"/>
    </style:style>
    <style:style style:name="P19" style:family="paragraph" style:parent-style-name="Standard">
      <style:text-properties fo:font-weight="bold" officeooo:rsid="000675a9" officeooo:paragraph-rsid="000070f7" style:font-weight-asian="bold" style:font-weight-complex="bold"/>
    </style:style>
    <style:style style:name="P20" style:family="paragraph" style:parent-style-name="Standard">
      <style:text-properties fo:font-weight="bold" officeooo:rsid="000675a9" officeooo:paragraph-rsid="00373b05" style:font-weight-asian="bold" style:font-weight-complex="bold"/>
    </style:style>
    <style:style style:name="T1" style:family="text">
      <style:text-properties officeooo:rsid="000e64f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fe56" style:font-weight-asian="bold" style:font-weight-complex="bold"/>
    </style:style>
    <style:style style:name="T4" style:family="text">
      <style:text-properties fo:font-weight="bold" officeooo:rsid="000e64f2" style:font-weight-asian="bold" style:font-weight-complex="bold"/>
    </style:style>
    <style:style style:name="T5" style:family="text">
      <style:text-properties fo:font-weight="bold" officeooo:rsid="000eefbd" style:font-weight-asian="bold" style:font-weight-complex="bold"/>
    </style:style>
    <style:style style:name="T6" style:family="text">
      <style:text-properties fo:font-weight="bold" officeooo:rsid="000d41fe" style:font-weight-asian="bold" style:font-weight-complex="bold"/>
    </style:style>
    <style:style style:name="T7" style:family="text">
      <style:text-properties fo:font-weight="bold" officeooo:rsid="001ac941" style:font-weight-asian="bold" style:font-weight-complex="bold"/>
    </style:style>
    <style:style style:name="T8" style:family="text">
      <style:text-properties fo:font-weight="bold" officeooo:rsid="00251f6e" style:font-weight-asian="bold" style:font-weight-complex="bold"/>
    </style:style>
    <style:style style:name="T9" style:family="text">
      <style:text-properties fo:font-weight="bold" officeooo:rsid="003081f5" style:font-weight-asian="bold" style:font-weight-complex="bold"/>
    </style:style>
    <style:style style:name="T10" style:family="text">
      <style:text-properties fo:font-weight="bold" officeooo:rsid="0023469a" style:font-weight-asian="bold" style:font-weight-complex="bold"/>
    </style:style>
    <style:style style:name="T11" style:family="text">
      <style:text-properties fo:color="#808080"/>
    </style:style>
    <style:style style:name="T12" style:family="text">
      <style:text-properties fo:color="#ff0000"/>
    </style:style>
    <style:style style:name="T13" style:family="text">
      <style:text-properties fo:color="#ff0000" fo:background-color="transparent" loext:char-shading-value="0"/>
    </style:style>
    <style:style style:name="T14" style:family="text">
      <style:text-properties fo:color="#ff0000" officeooo:rsid="001053af" fo:background-color="transparent" loext:char-shading-value="0"/>
    </style:style>
    <style:style style:name="T15" style:family="text">
      <style:text-properties fo:color="#ff0000" fo:font-size="12pt" style:text-underline-style="none" style:font-size-asian="12pt" style:font-size-complex="12pt"/>
    </style:style>
    <style:style style:name="T16" style:family="text">
      <style:text-properties fo:color="#ff0000" fo:font-weight="normal" style:font-weight-asian="normal" style:font-weight-complex="normal"/>
    </style:style>
    <style:style style:name="T17" style:family="text">
      <style:text-properties officeooo:rsid="001efd59"/>
    </style:style>
    <style:style style:name="T18" style:family="text">
      <style:text-properties officeooo:rsid="0023469a"/>
    </style:style>
    <style:style style:name="T19" style:family="text">
      <style:text-properties fo:font-size="12pt" style:text-underline-style="none" style:font-size-asian="12pt" style:font-size-complex="12pt"/>
    </style:style>
    <style:style style:name="T20" style:family="text">
      <style:text-properties fo:color="#0000ff"/>
    </style:style>
    <style:style style:name="T21" style:family="text">
      <style:text-properties fo:color="#009900"/>
    </style:style>
    <style:style style:name="T22" style:family="text">
      <style:text-properties fo:color="#ff6600"/>
    </style:style>
    <style:style style:name="T23" style:family="text">
      <style:text-properties officeooo:rsid="00262969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2cba4e"/>
    </style:style>
    <style:style style:name="T26" style:family="text">
      <style:text-properties fo:color="#006699" fo:font-weight="bold" style:font-weight-asian="bold" style:font-weight-complex="bold"/>
    </style:style>
    <style:style style:name="T27" style:family="text">
      <style:text-properties fo:color="#006699" fo:font-weight="bold" officeooo:rsid="0023469a" style:font-weight-asian="bold" style:font-weight-complex="bold"/>
    </style:style>
    <style:style style:name="T28" style:family="text">
      <style:text-properties officeooo:rsid="001053af" fo:background-color="transparent" loext:char-shading-value="0"/>
    </style:style>
    <style:style style:name="T29" style:family="text">
      <style:text-properties officeooo:rsid="0034860c"/>
    </style:style>
    <style:style style:name="T30" style:family="text">
      <style:text-properties officeooo:rsid="00373b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ettings – smoothder =8 , space = 5 , <text:span text:style-name="T30">rejt=0.997 , lineresol=0.1 , miniline=2</text:span></text:p>
      <text:p text:style-name="P7"/>
      <text:p text:style-name="P10"><text:span text:style-name="T1">– <text:s/>Spirou AIR_HD189733 <text:s/>(type K0) </text:span><text:s/>–</text:p>
      <text:p text:style-name="P8"/>
      <text:p text:style-name="P9">– linelist of total 86 lines – <text:s/><text:span text:style-name="T23">ARES gave results for 78 lines</text:span></text:p>
      <text:p text:style-name="P10"/>
      <text:p text:style-name="P8"><text:span text:style-name="T2">black : </text:span><text:span text:style-name="T3">successful </text:span><text:span text:style-name="T4">fit </text:span><text:span text:style-name="T5">( </text:span><text:span text:style-name="T6">70 </text:span><text:span text:style-name="T5">lines)</text:span></text:p>
      <text:p text:style-name="P15">grey : not found by ares </text:p>
      <text:p text:style-name="P8"><text:span text:style-name="T13">red : </text:span><text:span text:style-name="T14">measured as 0 </text:span></text:p>
      <text:p text:style-name="P16">orange: bad line shape</text:p>
      <text:p text:style-name="P17">green : bad fit </text:p>
      <text:p text:style-name="P11">blue : good fit but <text:span text:style-name="T17">blended</text:span> <text:span text:style-name="T29">line</text:span></text:p>
      <text:p text:style-name="P12"><text:s/></text:p>
      <text:p text:style-name="P1">WL <text:s text:c="9"/>Excit <text:s text:c="10"/>loggf <text:s text:c="2"/>ele <text:s text:c="5"/>num <text:s text:c="3"/>Ion lt</text:p>
      <text:p text:style-name="P1">------- <text:s text:c="4"/>--------- <text:s text:c="6"/>------- --- <text:s text:c="5"/>--- <text:s text:c="3"/>-----</text:p>
      <text:p text:style-name="P1"><text:span text:style-name="T2">10065.05 </text:span><text:s text:c="4"/>4.83 <text:s text:c="7"/>-0.279 <text:s text:c="4"/>FeI <text:s text:c="3"/>26.0 <text:s text:c="8"/></text:p>
      <text:p text:style-name="P1"><text:span text:style-name="T2">10080.42</text:span> <text:s text:c="4"/>5.10 <text:s text:c="7"/>-1.964 <text:s text:c="4"/>FeI <text:s text:c="3"/>26.0 <text:s text:c="9"/></text:p>
      <text:p text:style-name="P1"><text:span text:style-name="T2">10081.39</text:span> <text:s text:c="4"/>2.42 <text:s text:c="7"/>-4.512 <text:s text:c="4"/>FeI <text:s text:c="3"/>26.0 <text:s text:c="9"/></text:p>
      <text:p text:style-name="P1"><text:span text:style-name="T2">10086.24</text:span> <text:s text:c="4"/>2.95 <text:s text:c="7"/>-3.978 <text:s text:c="4"/>FeI <text:s text:c="3"/>26.0 <text:s text:c="9"/></text:p>
      <text:p text:style-name="P1"><text:span text:style-name="T2">10137.10</text:span> <text:s text:c="4"/>5.09 <text:s text:c="7"/>-1.736 <text:s text:c="4"/>FeI <text:s text:c="3"/>26.0 <text:s text:c="9"/></text:p>
      <text:p text:style-name="P1"><text:span text:style-name="T2">10142.84</text:span> <text:s text:c="4"/>5.06 <text:s text:c="7"/>-1.554 <text:s text:c="4"/>FeI <text:s text:c="3"/>26.0 <text:s text:c="8"/></text:p>
      <text:p text:style-name="P1"><text:span text:style-name="T2">10145.56</text:span> <text:s text:c="4"/>4.80 <text:s text:c="7"/>-0.118 <text:s text:c="4"/>FeI <text:s text:c="3"/>26.0 <text:s text:c="7"/></text:p>
      <text:p text:style-name="P1"><text:span text:style-name="T2">10155.16</text:span> <text:s text:c="4"/>2.18 <text:s text:c="7"/>-4.336 <text:s text:c="4"/>FeI <text:s text:c="3"/>26.0 <text:s text:c="8"/></text:p>
      <text:p text:style-name="P1"><text:span text:style-name="T20">10156.51</text:span> <text:s text:c="4"/>4.59 <text:s text:c="7"/>-2.109 <text:s text:c="4"/>FeI <text:s text:c="3"/>26.0 <text:s text:c="8"/></text:p>
      <text:p text:style-name="P1"><text:span text:style-name="T2">10167.47</text:span> <text:s text:c="4"/>2.20 <text:s text:c="7"/>-2.319 <text:s text:c="4"/>FeI <text:s text:c="3"/>26.0 <text:s text:c="7"/></text:p>
      <text:p text:style-name="P1"><text:span text:style-name="T2">10195.11</text:span> <text:s text:c="4"/>2.73 <text:s text:c="7"/>-3.608 <text:s text:c="4"/>FeI <text:s text:c="3"/>26.0 <text:s text:c="8"/></text:p>
      <text:p text:style-name="P1"><text:span text:style-name="T2">10216.31</text:span> <text:s text:c="4"/>4.73 <text:s text:c="8"/>0.047 <text:s text:c="4"/>FeI <text:s text:c="3"/>26.0 <text:s text:c="6"/></text:p>
      <text:p text:style-name="P1"><text:span text:style-name="T2">10218.41</text:span> <text:s text:c="4"/>3.07 <text:s text:c="7"/>-2.893 <text:s text:c="4"/>FeI <text:s text:c="3"/>26.0 <text:s text:c="8"/></text:p>
      <text:p text:style-name="P1"><text:span text:style-name="T2">10265.22</text:span> <text:s text:c="4"/>2.22 <text:s text:c="7"/>-4.648 <text:s text:c="4"/>FeI <text:s text:c="3"/>26.0 <text:s text:c="2"/></text:p>
      <text:p text:style-name="P1"><text:span text:style-name="T2">10307.45</text:span> <text:s text:c="4"/>4.59 <text:s text:c="7"/>-2.432 <text:s text:c="4"/>FeI <text:s text:c="3"/>26.0 <text:s text:c="8"/></text:p>
      <text:p text:style-name="P1"><text:span text:style-name="T2">10332.33</text:span> <text:s text:c="4"/>3.63 <text:s text:c="7"/>-3.131 <text:s text:c="4"/>FeI <text:s text:c="3"/>26.0 <text:s text:c="8"/></text:p>
      <text:p text:style-name="P1"><text:span text:style-name="T2">10340.89</text:span> <text:s text:c="4"/>2.20 <text:s text:c="7"/>-3.665 <text:s text:c="4"/>FeI <text:s text:c="3"/>26.0 <text:s text:c="8"/></text:p>
      <text:p text:style-name="P1"><text:span text:style-name="T2">10347.97</text:span> <text:s text:c="4"/>5.39 <text:s text:c="7"/>-0.717 <text:s text:c="4"/>FeI <text:s text:c="3"/>26.0 <text:s text:c="7"/></text:p>
      <text:p text:style-name="P1"><text:span text:style-name="T2">10353.81</text:span> <text:s text:c="4"/>5.39 <text:s text:c="7"/>-0.989 <text:s text:c="4"/>FeI <text:s text:c="3"/>26.0 <text:s text:c="8"/></text:p>
      <text:p text:style-name="P1"><text:span text:style-name="T2">10364.06</text:span> <text:s text:c="4"/>5.45 <text:s text:c="7"/>-1.100 <text:s text:c="4"/>FeI <text:s text:c="3"/>26.0 <text:s text:c="8"/></text:p>
      <text:p text:style-name="P1"><text:span text:style-name="T20">10379.00</text:span> <text:s text:c="4"/>2.22 <text:s text:c="7"/>-4.236 <text:s text:c="4"/>FeI <text:s text:c="3"/>26.0 <text:s text:c="8"/></text:p>
      <text:p text:style-name="P1"><text:span text:style-name="T2">10388.75</text:span> <text:s text:c="4"/>5.45 <text:s text:c="7"/>-1.471 <text:s text:c="4"/>FeI <text:s text:c="3"/>26.0 <text:s text:c="9"/></text:p>
      <text:p text:style-name="P1"><text:span text:style-name="T2">10395.80</text:span> <text:s text:c="4"/>2.18 <text:s text:c="7"/>-3.435 <text:s text:c="4"/>FeI <text:s text:c="3"/>26.0 <text:s text:c="6"/></text:p>
      <text:p text:style-name="P1"><text:span text:style-name="T2">10423.03</text:span> <text:s text:c="4"/>2.69 <text:s text:c="7"/>-3.658 <text:s text:c="4"/>FeI <text:s text:c="3"/>26.0 <text:s text:c="8"/></text:p>
      <text:p text:style-name="P1"><text:span text:style-name="T2">10423.74</text:span> <text:s text:c="4"/>3.07 <text:s text:c="7"/>-3.119 <text:s text:c="4"/>FeI <text:s text:c="3"/>26.0 <text:s text:c="8"/></text:p>
      <text:p text:style-name="P1"><text:span text:style-name="T2">10469.65</text:span> <text:s text:c="4"/>3.88 <text:s text:c="7"/>-1.277 <text:s text:c="4"/>FeI <text:s text:c="3"/>26.0 <text:s text:c="6"/></text:p>
      <text:p text:style-name="P1"><text:span text:style-name="T2">10532.24</text:span> <text:s text:c="4"/>3.93 <text:s text:c="7"/>-1.650 <text:s text:c="4"/>FeI <text:s text:c="3"/>26.0 <text:s text:c="8"/></text:p>
      <text:p text:style-name="P1"><text:span text:style-name="T2">10555.65</text:span> <text:s text:c="4"/>5.45 <text:s text:c="7"/>-1.282 <text:s text:c="4"/>FeI <text:s text:c="3"/>26.0 <text:s text:c="8"/></text:p>
      <text:p text:style-name="P1"><text:span text:style-name="T2">10577.14</text:span> <text:s text:c="4"/>3.30 <text:s text:c="7"/>-3.222 <text:s text:c="4"/>FeI <text:s text:c="3"/>26.0 <text:s text:c="7"/></text:p>
      <text:p text:style-name="P1"><text:span text:style-name="T2">10616.72</text:span> <text:s text:c="4"/>3.27 <text:s text:c="7"/>-3.306 <text:s text:c="4"/>FeI <text:s text:c="3"/>26.0 <text:s text:c="6"/></text:p>
      <text:p text:style-name="P1"><text:span text:style-name="T2">10725.19</text:span> <text:s text:c="4"/>3.64 <text:s text:c="7"/>-2.948 <text:s text:c="4"/>FeI <text:s text:c="3"/>26.0 <text:s text:c="7"/></text:p>
      <text:p text:style-name="P1"><text:span text:style-name="T2">10753.00</text:span> <text:s text:c="4"/>3.96 <text:s text:c="7"/>-2.077 <text:s text:c="4"/>FeI <text:s text:c="3"/>26.0 <text:s text:c="7"/></text:p>
      <text:p text:style-name="P1"><text:span text:style-name="T2">10780.69</text:span> <text:s text:c="4"/>3.24 <text:s text:c="7"/>-3.553 <text:s text:c="4"/>FeI <text:s text:c="3"/>26.0 <text:s text:c="7"/></text:p>
      <text:p text:style-name="P1"><text:span text:style-name="T2">10783.05</text:span> <text:s text:c="4"/>3.11 <text:s text:c="7"/>-2.786 <text:s text:c="4"/>FeI <text:s text:c="3"/>26.0 <text:s text:c="7"/></text:p>
      <text:p text:style-name="P1"><text:span text:style-name="T2">10818.28 </text:span><text:s text:c="4"/>3.96 <text:s text:c="7"/>-2.160 <text:s text:c="4"/>FeI <text:s text:c="3"/>26.0 <text:s text:c="7"/></text:p>
      <text:p text:style-name="P1"><text:span text:style-name="T2">10863.52</text:span> <text:s text:c="4"/>4.73 <text:s text:c="7"/>-0.877 <text:s text:c="4"/>FeI <text:s text:c="3"/>26.0 <text:s text:c="7"/></text:p>
      <text:p text:style-name="P1"><text:span text:style-name="T2">10884.26</text:span> <text:s text:c="4"/>3.93 <text:s text:c="7"/>-2.129 <text:s text:c="4"/>FeI <text:s text:c="3"/>26.0 <text:s text:c="8"/></text:p>
      <text:p text:style-name="P1"><text:soft-page-break/><text:span text:style-name="T2">10896.30</text:span> <text:s text:c="4"/>3.07 <text:s text:c="7"/>-2.911 <text:s text:c="4"/>FeI <text:s text:c="3"/>26.0 <text:s text:c="7"/></text:p>
      <text:p text:style-name="P1"><text:span text:style-name="T20">11013.24</text:span> <text:s text:c="4"/>4.80 <text:s text:c="7"/>-1.240 <text:s text:c="4"/>FeI <text:s text:c="3"/>26.0 <text:s text:c="7"/></text:p>
      <text:p text:style-name="P1"><text:span text:style-name="T2">11026.79</text:span> <text:s text:c="4"/>3.94 <text:s text:c="7"/>-2.517 <text:s text:c="4"/>FeI <text:s text:c="3"/>26.0 <text:s text:c="7"/></text:p>
      <text:p text:style-name="P1"><text:span text:style-name="T20">11119.80</text:span> <text:s text:c="4"/>2.85 <text:s text:c="7"/>-2.452 <text:s text:c="4"/>FeI <text:s text:c="3"/>26.0 <text:s text:c="7"/></text:p>
      <text:p text:style-name="P1"><text:span text:style-name="T11">11641.80</text:span> <text:s text:c="4"/>4.58 <text:s text:c="7"/>-2.116 <text:s text:c="4"/>FeI <text:s text:c="3"/>26.0 <text:s text:c="7"/></text:p>
      <text:p text:style-name="P1"><text:span text:style-name="T12">11778.42</text:span> <text:s text:c="4"/>5.34 <text:s text:c="7"/>-1.708 <text:s text:c="4"/>FeI <text:s text:c="3"/>26.0 <text:s text:c="7"/></text:p>
      <text:p text:style-name="P1"><text:span text:style-name="T2">12053.08</text:span> <text:s text:c="4"/>4.56 <text:s text:c="7"/>-1.602 <text:s text:c="4"/>FeI <text:s text:c="3"/>26.0 <text:s text:c="7"/></text:p>
      <text:p text:style-name="P1"><text:span text:style-name="T2">12119.50</text:span> <text:s text:c="4"/>4.59 <text:s text:c="7"/>-1.897 <text:s text:c="4"/>FeI <text:s text:c="3"/>26.0 <text:s text:c="8"/></text:p>
      <text:p text:style-name="P1"><text:span text:style-name="T2">12213.34</text:span> <text:s text:c="4"/>4.64 <text:s text:c="7"/>-2.006 <text:s text:c="4"/>FeI <text:s text:c="3"/>26.0 <text:s text:c="6"/></text:p>
      <text:p text:style-name="P1"><text:span text:style-name="T2">12227.11</text:span> <text:s text:c="4"/>4.61 <text:s text:c="7"/>-1.408 <text:s text:c="4"/>FeI <text:s text:c="3"/>26.0 <text:s text:c="8"/></text:p>
      <text:p text:style-name="P1"><text:span text:style-name="T2">12244.92</text:span> <text:s text:c="4"/>3.64 <text:s text:c="7"/>-3.222 <text:s text:c="4"/>FeI <text:s text:c="3"/>26.0 <text:s text:c="7"/></text:p>
      <text:p text:style-name="P1"><text:span text:style-name="T2">12340.48</text:span> <text:s text:c="4"/>2.28 <text:s text:c="7"/>-4.680 <text:s text:c="4"/>FeI <text:s text:c="3"/>26.0 <text:s text:c="8"/></text:p>
      <text:p text:style-name="P1"><text:span text:style-name="T20">12342.92</text:span> <text:s text:c="4"/>4.64 <text:s text:c="7"/>-1.545 <text:s text:c="4"/>FeI <text:s text:c="3"/>26.0 <text:s text:c="8"/></text:p>
      <text:p text:style-name="P1"><text:span text:style-name="T2">12510.52 </text:span><text:s text:c="4"/>4.96 <text:s text:c="7"/>-1.930 <text:s text:c="4"/>FeI <text:s text:c="3"/>26.0 <text:s text:c="7"/></text:p>
      <text:p text:style-name="P1"><text:span text:style-name="T2">12557.00</text:span> <text:s text:c="4"/>2.28 <text:s text:c="7"/>-4.026 <text:s text:c="4"/>FeI <text:s text:c="3"/>26.0 <text:s text:c="8"/></text:p>
      <text:p text:style-name="P1"><text:span text:style-name="T2">12615.93</text:span> <text:s text:c="4"/>4.64 <text:s text:c="7"/>-1.686 <text:s text:c="4"/>FeI <text:s text:c="3"/>26.0 <text:s text:c="8"/></text:p>
      <text:p text:style-name="P1"><text:span text:style-name="T2">12638.70</text:span> <text:s text:c="4"/>4.56 <text:s text:c="7"/>-0.679 <text:s text:c="4"/>FeI <text:s text:c="3"/>26.0 <text:s text:c="6"/></text:p>
      <text:p text:style-name="P1"><text:span text:style-name="T2">12807.15</text:span> <text:s text:c="4"/>3.64 <text:s text:c="7"/>-2.649 <text:s text:c="4"/>FeI <text:s text:c="3"/>26.0 <text:s text:c="6"/></text:p>
      <text:p text:style-name="P1"><text:span text:style-name="T2">12808.24</text:span> <text:s text:c="4"/>4.99 <text:s text:c="7"/>-1.811 <text:s text:c="4"/>FeI <text:s text:c="3"/>26.0 <text:s text:c="8"/></text:p>
      <text:p text:style-name="P1"><text:span text:style-name="T2">12824.86</text:span> <text:s text:c="4"/>3.02 <text:s text:c="7"/>-3.612 <text:s text:c="4"/>FeI <text:s text:c="3"/>26.0 <text:s text:c="8"/></text:p>
      <text:p text:style-name="P1"><text:span text:style-name="T2">12840.57 </text:span><text:s text:c="4"/>4.96 <text:s text:c="7"/>-1.612 <text:s text:c="4"/>FeI <text:s text:c="3"/>26.0 <text:s text:c="8"/></text:p>
      <text:p text:style-name="P1"><text:span text:style-name="T2">12879.77</text:span> <text:s text:c="4"/>2.28 <text:s text:c="7"/>-3.525 <text:s text:c="4"/>FeI <text:s text:c="3"/>26.0 <text:s text:c="8"/></text:p>
      <text:p text:style-name="P1"><text:span text:style-name="T2">12896.12</text:span> <text:s text:c="4"/>4.91 <text:s text:c="7"/>-1.713 <text:s text:c="4"/>FeI <text:s text:c="3"/>26.0 <text:s text:c="7"/></text:p>
      <text:p text:style-name="P1"><text:span text:style-name="T2">12933.01</text:span> <text:s text:c="4"/>5.02 <text:s text:c="7"/>-1.879 <text:s text:c="4"/>FeI <text:s text:c="3"/>26.0 <text:s text:c="7"/></text:p>
      <text:p text:style-name="P1"><text:span text:style-name="T2">12934.67</text:span> <text:s text:c="4"/>5.39 <text:s text:c="7"/>-1.103 <text:s text:c="4"/>FeI <text:s text:c="3"/>26.0 <text:s text:c="8"/></text:p>
      <text:p text:style-name="P1"><text:span text:style-name="T2">13014.84</text:span> <text:s text:c="4"/>5.45 <text:s text:c="7"/>-1.542 <text:s text:c="4"/>FeI <text:s text:c="3"/>26.0 <text:s text:c="7"/></text:p>
      <text:p text:style-name="P1"><text:span text:style-name="T2">13352.17</text:span> <text:s text:c="4"/>5.31 <text:s text:c="7"/>-0.355 <text:s text:c="4"/>FeI <text:s text:c="3"/>26.0 <text:s text:c="7"/></text:p>
      <text:p text:style-name="P1"><text:span text:style-name="T2">13392.10</text:span> <text:s text:c="4"/>5.35 <text:s text:c="7"/>-0.105 <text:s text:c="4"/>FeI <text:s text:c="3"/>26.0 <text:s text:c="7"/></text:p>
      <text:p text:style-name="P1"><text:span text:style-name="T2">15194.49</text:span> <text:s text:c="4"/>2.22 <text:s text:c="7"/>-4.808 <text:s text:c="4"/>FeI <text:s text:c="3"/>26.0 <text:s text:c="7"/></text:p>
      <text:p text:style-name="P1"><text:span text:style-name="T2">15201.57</text:span> <text:s text:c="4"/>5.49 <text:s text:c="7"/>-1.315 <text:s text:c="4"/>FeI <text:s text:c="3"/>26.0 <text:s text:c="8"/></text:p>
      <text:p text:style-name="P1"><text:span text:style-name="T20">15490.34</text:span> <text:s text:c="4"/>2.20 <text:s text:c="7"/>-4.787 <text:s text:c="4"/>FeI <text:s text:c="3"/>26.0 <text:s text:c="8"/></text:p>
      <text:p text:style-name="P1"><text:span text:style-name="T2">15593.74</text:span> <text:s text:c="4"/>5.03 <text:s text:c="7"/>-1.796 <text:s text:c="4"/>FeI <text:s text:c="3"/>26.0 <text:s text:c="8"/></text:p>
      <text:p text:style-name="P1"><text:span text:style-name="T11">15611.15</text:span> <text:s text:c="4"/>3.42 <text:s text:c="7"/>-2.966 <text:s text:c="4"/>FeI <text:s text:c="3"/>26.0 <text:s text:c="8"/></text:p>
      <text:p text:style-name="P1"><text:span text:style-name="T2">15648.51</text:span> <text:s text:c="4"/>5.43 <text:s text:c="7"/>-0.633 <text:s text:c="4"/>FeI <text:s text:c="3"/>26.0 <text:s text:c="8"/></text:p>
      <text:p text:style-name="P1"><text:span text:style-name="T12">15676.58</text:span> <text:s text:c="4"/>5.11 <text:s text:c="7"/>-1.848 <text:s text:c="4"/>FeI <text:s text:c="3"/>26.0 <text:s text:c="8"/></text:p>
      <text:p text:style-name="P1"><text:span text:style-name="T2">16198.50</text:span> <text:s text:c="4"/>5.41 <text:s text:c="7"/>-0.376 <text:s text:c="4"/>FeI <text:s text:c="3"/>26.0 <text:s text:c="5"/></text:p>
      <text:p text:style-name="P1"><text:span text:style-name="T2">17420.83</text:span> <text:s text:c="4"/>3.88 <text:s text:c="7"/>-3.628 <text:s text:c="4"/>FeI <text:s text:c="3"/>26.0 <text:s text:c="9"/></text:p>
      <text:p text:style-name="P1"><text:span text:style-name="T12">19923.34</text:span> <text:s text:c="4"/>5.02 <text:s text:c="7"/>-1.536 <text:s text:c="4"/>FeI <text:s text:c="3"/>26.0 <text:s text:c="8"/></text:p>
      <text:p text:style-name="P1"><text:span text:style-name="T12">21851.38</text:span> <text:s text:c="4"/>3.64 <text:s text:c="7"/>-3.578 <text:s text:c="4"/>FeI <text:s text:c="3"/>26.0 <text:s text:c="8"/></text:p>
      <text:p text:style-name="P1"><text:span text:style-name="T21">22257.11</text:span> <text:s text:c="4"/>5.06 <text:s text:c="7"/>-0.704 <text:s text:c="4"/>FeI <text:s text:c="3"/>26.0 <text:s text:c="7"/></text:p>
      <text:p text:style-name="P1"><text:span text:style-name="T12">22380.80</text:span> <text:s text:c="4"/>5.03 <text:s text:c="7"/>-0.377 <text:s text:c="4"/>FeI <text:s text:c="3"/>26.0 <text:s text:c="7"/></text:p>
      <text:p text:style-name="P1"><text:span text:style-name="T2">22392.88</text:span> <text:s text:c="4"/>5.10 <text:s text:c="7"/>-1.330 <text:s text:c="4"/>FeI <text:s text:c="3"/>26.0 <text:s text:c="8"/></text:p>
      <text:p text:style-name="P1"><text:span text:style-name="T2">22619.84</text:span> <text:s text:c="4"/>4.99 <text:s text:c="7"/>-0.564 <text:s text:c="4"/>FeI <text:s text:c="3"/>26.0 <text:s text:c="7"/></text:p>
      <text:p text:style-name="P1"><text:span text:style-name="T2">23308.48</text:span> <text:s text:c="4"/>4.08 <text:s text:c="7"/>-2.705 <text:s text:c="4"/>FeI <text:s text:c="3"/>26.0 <text:s text:c="8"/></text:p>
      <text:p text:style-name="P1"><text:span text:style-name="T2">10427.31</text:span> <text:s text:c="4"/>6.08 <text:s text:c="7"/>-1.575 <text:s text:c="4"/>FeII <text:s text:c="2"/>26.1 <text:s text:c="8"/></text:p>
      <text:p text:style-name="P1"><text:span text:style-name="T2">10501.50</text:span> <text:s text:c="4"/>5.55 <text:s text:c="7"/>-1.861 <text:s text:c="4"/>FeII <text:s text:c="2"/>26.1 <text:s text:c="7"/></text:p>
      <text:p text:style-name="P1"><text:span text:style-name="T2">10862.64</text:span> <text:s text:c="4"/>5.59 <text:s text:c="7"/>-2.006 <text:s text:c="4"/>FeII <text:s text:c="2"/>26.1 <text:s text:c="8"/></text:p>
      <text:p text:style-name="P1"><text:span text:style-name="T22">11125.58</text:span> <text:s text:c="4"/>5.62 <text:s text:c="7"/>-2.213 <text:s text:c="4"/>FeII <text:s text:c="2"/>26.1 <text:s text:c="7"/></text:p>
      <text:p text:style-name="P4"><text:span text:style-name="T12">13251.14</text:span> <text:s text:c="4"/>9.41 <text:s text:c="8"/>0.768 <text:s text:c="4"/>FeII <text:s text:c="2"/>26.1</text:p>
      <text:p text:style-name="P2"/>
      <text:p text:style-name="P2"/>
      <text:p text:style-name="P6"/>
      <text:p text:style-name="P18"><text:soft-page-break/>settings – smoothder =8 , space = 5 , <text:span text:style-name="T30">rejt=0.997, lineresol=0.1 , miniline=2</text:span></text:p>
      <text:p text:style-name="P7"/>
      <text:p text:style-name="P20"><text:span text:style-name="T1">– <text:s/>Spirou AIR_Gl15A (type M2) </text:span><text:s/>–</text:p>
      <text:p text:style-name="P8"/>
      <text:p text:style-name="P9">– linelist of total 86 lines – <text:s/><text:span text:style-name="T23">ARES gave results for 54 lines</text:span></text:p>
      <text:p text:style-name="P10"/>
      <text:p text:style-name="P8"><text:span text:style-name="T2">black : </text:span><text:span text:style-name="T3">successful </text:span><text:span text:style-name="T4">fit </text:span><text:span text:style-name="T5">( </text:span><text:span text:style-name="T7">47 </text:span><text:span text:style-name="T5">lines)</text:span></text:p>
      <text:p text:style-name="P15">grey : not found by ares </text:p>
      <text:p text:style-name="P8"><text:span text:style-name="T13">red : </text:span><text:span text:style-name="T14">measured as 0 </text:span></text:p>
      <text:p text:style-name="P16">orange: bad line shape </text:p>
      <text:p text:style-name="P17">green : bad fit </text:p>
      <text:p text:style-name="P11">blue : good fit but <text:span text:style-name="T17">blended</text:span> <text:span text:style-name="T29">line</text:span></text:p>
      <text:p text:style-name="P11"/>
      <text:p text:style-name="P1">WL <text:s text:c="9"/>Excit <text:s text:c="10"/>loggf <text:s text:c="2"/>ele <text:s text:c="5"/>num <text:s text:c="3"/>Ion lt</text:p>
      <text:p text:style-name="P1">------- <text:s text:c="4"/>--------- <text:s text:c="6"/>------- --- <text:s text:c="5"/>--- <text:s text:c="3"/>-----</text:p>
      <text:p text:style-name="P1"><text:span text:style-name="T2">10065.05</text:span> <text:s text:c="4"/>4.83 <text:s text:c="7"/>-0.279 <text:s text:c="4"/>FeI <text:s text:c="3"/>26.0 <text:s text:c="8"/></text:p>
      <text:p text:style-name="P1"><text:span text:style-name="T2">10080.42</text:span> <text:s text:c="4"/>5.10 <text:s text:c="7"/>-1.964 <text:s text:c="4"/>FeI <text:s text:c="3"/>26.0 <text:s text:c="9"/></text:p>
      <text:p text:style-name="P1"><text:span text:style-name="T2">10081.39</text:span> <text:s text:c="4"/>2.42 <text:s text:c="7"/>-4.512 <text:s text:c="4"/>FeI <text:s text:c="3"/>26.0 <text:s text:c="9"/></text:p>
      <text:p text:style-name="P1"><text:span text:style-name="T2">10086.24</text:span> <text:s text:c="4"/>2.95 <text:s text:c="7"/>-3.978 <text:s text:c="4"/>FeI <text:s text:c="3"/>26.0 <text:s text:c="9"/></text:p>
      <text:p text:style-name="P1"><text:span text:style-name="T11">10137.10 </text:span><text:s text:c="4"/>5.09 <text:s text:c="7"/>-1.736 <text:s text:c="4"/>FeI <text:s text:c="3"/>26.0 <text:s text:c="9"/></text:p>
      <text:p text:style-name="P1"><text:span text:style-name="T12">10142.84 </text:span><text:s text:c="4"/>5.06 <text:s text:c="7"/>-1.554 <text:s text:c="4"/>FeI <text:s text:c="3"/>26.0 <text:s text:c="8"/></text:p>
      <text:p text:style-name="P1"><text:span text:style-name="T2">10145.56</text:span> <text:s text:c="4"/>4.80 <text:s text:c="7"/>-0.118 <text:s text:c="4"/>FeI <text:s text:c="3"/>26.0 <text:s text:c="7"/></text:p>
      <text:p text:style-name="P1"><text:span text:style-name="T2">10155.16 </text:span><text:s text:c="4"/>2.18 <text:s text:c="7"/>-4.336 <text:s text:c="4"/>FeI <text:s text:c="3"/>26.0 <text:s text:c="8"/></text:p>
      <text:p text:style-name="P1"><text:span text:style-name="T12">10156.51</text:span> <text:s text:c="4"/>4.59 <text:s text:c="7"/>-2.109 <text:s text:c="4"/>FeI <text:s text:c="3"/>26.0 <text:s text:c="8"/></text:p>
      <text:p text:style-name="P1"><text:span text:style-name="T2">10167.47</text:span> <text:s text:c="4"/>2.20 <text:s text:c="7"/>-2.319 <text:s text:c="4"/>FeI <text:s text:c="3"/>26.0 <text:s text:c="7"/></text:p>
      <text:p text:style-name="P1"><text:span text:style-name="T2">10195.11</text:span> <text:s text:c="4"/>2.73 <text:s text:c="7"/>-3.608 <text:s text:c="4"/>FeI <text:s text:c="3"/>26.0 <text:s text:c="8"/></text:p>
      <text:p text:style-name="P1"><text:span text:style-name="T2">10216.31 </text:span><text:s text:c="4"/>4.73 <text:s text:c="8"/>0.047 <text:s text:c="4"/>FeI <text:s text:c="3"/>26.0 <text:s text:c="6"/></text:p>
      <text:p text:style-name="P1"><text:span text:style-name="T2">10218.41</text:span> <text:s text:c="4"/>3.07 <text:s text:c="7"/>-2.893 <text:s text:c="4"/>FeI <text:s text:c="3"/>26.0 <text:s text:c="8"/></text:p>
      <text:p text:style-name="P1"><text:span text:style-name="T2">10265.22</text:span> <text:s text:c="4"/>2.22 <text:s text:c="7"/>-4.648 <text:s text:c="4"/>FeI <text:s text:c="3"/>26.0 <text:s text:c="2"/></text:p>
      <text:p text:style-name="P1"><text:span text:style-name="T11">10307.45</text:span> <text:s text:c="4"/>4.59 <text:s text:c="7"/>-2.432 <text:s text:c="4"/>FeI <text:s text:c="3"/>26.0 <text:s text:c="8"/></text:p>
      <text:p text:style-name="P1"><text:span text:style-name="T11">10332.33</text:span> <text:s text:c="4"/>3.63 <text:s text:c="7"/>-3.131 <text:s text:c="4"/>FeI <text:s text:c="3"/>26.0 <text:s text:c="8"/></text:p>
      <text:p text:style-name="P1"><text:span text:style-name="T2">10340.89</text:span> <text:s text:c="4"/>2.20 <text:s text:c="7"/>-3.665 <text:s text:c="4"/>FeI <text:s text:c="3"/>26.0 <text:s text:c="8"/></text:p>
      <text:p text:style-name="P1"><text:span text:style-name="T2">10347.97</text:span> <text:s text:c="4"/>5.39 <text:s text:c="7"/>-0.717 <text:s text:c="4"/>FeI <text:s text:c="3"/>26.0 <text:s text:c="7"/></text:p>
      <text:p text:style-name="P1"><text:span text:style-name="T2">10353.81</text:span> <text:s text:c="4"/>5.39 <text:s text:c="7"/>-0.989 <text:s text:c="4"/>FeI <text:s text:c="3"/>26.0 <text:s text:c="8"/></text:p>
      <text:p text:style-name="P1"><text:span text:style-name="T12">10364.06</text:span> <text:s text:c="4"/>5.45 <text:s text:c="7"/>-1.100 <text:s text:c="4"/>FeI <text:s text:c="3"/>26.0 <text:s text:c="8"/></text:p>
      <text:p text:style-name="P1"><text:span text:style-name="T2">10379.00</text:span> <text:s text:c="4"/>2.22 <text:s text:c="7"/>-4.236 <text:s text:c="4"/>FeI <text:s text:c="3"/>26.0 <text:s text:c="8"/></text:p>
      <text:p text:style-name="P1"><text:span text:style-name="T12">10388.75 </text:span><text:s text:c="4"/>5.45 <text:s text:c="7"/>-1.471 <text:s text:c="4"/>FeI <text:s text:c="3"/>26.0 <text:s text:c="9"/></text:p>
      <text:p text:style-name="P1"><text:span text:style-name="T2">10395.80</text:span> <text:s text:c="4"/>2.18 <text:s text:c="7"/>-3.435 <text:s text:c="4"/>FeI <text:s text:c="3"/>26.0 <text:s text:c="6"/></text:p>
      <text:p text:style-name="P1"><text:span text:style-name="T2">10423.03</text:span> <text:s text:c="4"/>2.69 <text:s text:c="7"/>-3.658 <text:s text:c="4"/>FeI <text:s text:c="3"/>26.0 <text:s text:c="8"/></text:p>
      <text:p text:style-name="P1"><text:span text:style-name="T2">10423.74</text:span> <text:s text:c="4"/>3.07 <text:s text:c="7"/>-3.119 <text:s text:c="4"/>FeI <text:s text:c="3"/>26.0 <text:s text:c="8"/></text:p>
      <text:p text:style-name="P1"><text:span text:style-name="T2">10469.65</text:span> <text:s text:c="4"/>3.88 <text:s text:c="7"/>-1.277 <text:s text:c="4"/>FeI <text:s text:c="3"/>26.0 <text:s text:c="6"/></text:p>
      <text:p text:style-name="P1"><text:span text:style-name="T2">10532.24</text:span> <text:s text:c="4"/>3.93 <text:s text:c="7"/>-1.650 <text:s text:c="4"/>FeI <text:s text:c="3"/>26.0 <text:s text:c="8"/></text:p>
      <text:p text:style-name="P1"><text:span text:style-name="T12">10555.65 </text:span><text:s text:c="4"/>5.45 <text:s text:c="7"/>-1.282 <text:s text:c="4"/>FeI <text:s text:c="3"/>26.0 <text:s text:c="8"/></text:p>
      <text:p text:style-name="P1"><text:span text:style-name="T2">10577.14</text:span> <text:s text:c="4"/>3.30 <text:s text:c="7"/>-3.222 <text:s text:c="4"/>FeI <text:s text:c="3"/>26.0 <text:s text:c="7"/></text:p>
      <text:p text:style-name="P1"><text:span text:style-name="T2">10616.72</text:span> <text:s text:c="4"/>3.27 <text:s text:c="7"/>-3.306 <text:s text:c="4"/>FeI <text:s text:c="3"/>26.0 <text:s text:c="6"/></text:p>
      <text:p text:style-name="P1"><text:span text:style-name="T12">10725.19</text:span> <text:s text:c="4"/>3.64 <text:s text:c="7"/>-2.948 <text:s text:c="4"/>FeI <text:s text:c="3"/>26.0 <text:s text:c="7"/></text:p>
      <text:p text:style-name="P1"><text:span text:style-name="T20">10753.00</text:span> <text:s text:c="4"/>3.96 <text:s text:c="7"/>-2.077 <text:s text:c="4"/>FeI <text:s text:c="3"/>26.0 <text:s text:c="7"/></text:p>
      <text:p text:style-name="P1"><text:span text:style-name="T11">10780.69 </text:span><text:s text:c="4"/>3.24 <text:s text:c="7"/>-3.553 <text:s text:c="4"/>FeI <text:s text:c="3"/>26.0 <text:s text:c="7"/></text:p>
      <text:p text:style-name="P1"><text:span text:style-name="T2">10783.05</text:span> <text:s text:c="4"/>3.11 <text:s text:c="7"/>-2.786 <text:s text:c="4"/>FeI <text:s text:c="3"/>26.0 <text:s text:c="7"/></text:p>
      <text:p text:style-name="P1"><text:span text:style-name="T2">10818.28</text:span> <text:s text:c="4"/>3.96 <text:s text:c="7"/>-2.160 <text:s text:c="4"/>FeI <text:s text:c="3"/>26.0 <text:s text:c="7"/></text:p>
      <text:p text:style-name="P1"><text:span text:style-name="T20">10863.52</text:span> <text:s text:c="4"/>4.73 <text:s text:c="7"/>-0.877 <text:s text:c="4"/>FeI <text:s text:c="3"/>26.0 <text:s text:c="7"/></text:p>
      <text:p text:style-name="P1"><text:span text:style-name="T2">10884.26</text:span> <text:s text:c="4"/>3.93 <text:s text:c="7"/>-2.129 <text:s text:c="4"/>FeI <text:s text:c="3"/>26.0 <text:s text:c="8"/></text:p>
      <text:p text:style-name="P1"><text:soft-page-break/><text:span text:style-name="T2">10896.30</text:span> <text:s text:c="4"/>3.07 <text:s text:c="7"/>-2.911 <text:s text:c="4"/>FeI <text:s text:c="3"/>26.0 <text:s text:c="7"/></text:p>
      <text:p text:style-name="P1"><text:span text:style-name="T11">11013.24</text:span> <text:s text:c="4"/>4.80 <text:s text:c="7"/>-1.240 <text:s text:c="4"/>FeI <text:s text:c="3"/>26.0 <text:s text:c="7"/></text:p>
      <text:p text:style-name="P1"><text:span text:style-name="T20">11026.79</text:span> <text:s text:c="4"/>3.94 <text:s text:c="7"/>-2.517 <text:s text:c="4"/>FeI <text:s text:c="3"/>26.0 <text:s text:c="7"/></text:p>
      <text:p text:style-name="P1"><text:span text:style-name="T2">11119.80</text:span> <text:s text:c="4"/>2.85 <text:s text:c="7"/>-2.452 <text:s text:c="4"/>FeI <text:s text:c="3"/>26.0 <text:s text:c="7"/></text:p>
      <text:p text:style-name="P1"><text:span text:style-name="T11">11641.80</text:span> <text:s text:c="4"/>4.58 <text:s text:c="7"/>-2.116 <text:s text:c="4"/>FeI <text:s text:c="3"/>26.0 <text:s text:c="7"/></text:p>
      <text:p text:style-name="P1"><text:span text:style-name="T11">11778.42 </text:span><text:s text:c="4"/>5.34 <text:s text:c="7"/>-1.708 <text:s text:c="4"/>FeI <text:s text:c="3"/>26.0 <text:s text:c="7"/></text:p>
      <text:p text:style-name="P1"><text:span text:style-name="T2">12053.08 </text:span><text:s text:c="4"/>4.56 <text:s text:c="7"/>-1.602 <text:s text:c="4"/>FeI <text:s text:c="3"/>26.0 <text:s text:c="7"/></text:p>
      <text:p text:style-name="P1"><text:span text:style-name="T2">12119.50</text:span> <text:s text:c="4"/>4.59 <text:s text:c="7"/>-1.897 <text:s text:c="4"/>FeI <text:s text:c="3"/>26.0 <text:s text:c="8"/></text:p>
      <text:p text:style-name="P1"><text:span text:style-name="T2">12213.34</text:span> <text:s text:c="4"/>4.64 <text:s text:c="7"/>-2.006 <text:s text:c="4"/>FeI <text:s text:c="3"/>26.0 <text:s text:c="6"/></text:p>
      <text:p text:style-name="P1"><text:span text:style-name="T2">12227.11</text:span> <text:s text:c="4"/>4.61 <text:s text:c="7"/>-1.408 <text:s text:c="4"/>FeI <text:s text:c="3"/>26.0 <text:s text:c="8"/></text:p>
      <text:p text:style-name="P1"><text:span text:style-name="T12">12244.92</text:span> <text:s text:c="4"/>3.64 <text:s text:c="7"/>-3.222 <text:s text:c="4"/>FeI <text:s text:c="3"/>26.0 <text:s text:c="7"/></text:p>
      <text:p text:style-name="P1"><text:span text:style-name="T2">12340.48</text:span> <text:s text:c="4"/>2.28 <text:s text:c="7"/>-4.680 <text:s text:c="4"/>FeI <text:s text:c="3"/>26.0 <text:s text:c="8"/></text:p>
      <text:p text:style-name="P1"><text:span text:style-name="T20">12342.92</text:span> <text:s text:c="4"/>4.64 <text:s text:c="7"/>-1.545 <text:s text:c="4"/>FeI <text:s text:c="3"/>26.0 <text:s text:c="8"/></text:p>
      <text:p text:style-name="P1"><text:span text:style-name="T2">12510.52</text:span> <text:s text:c="4"/>4.96 <text:s text:c="7"/>-1.930 <text:s text:c="4"/>FeI <text:s text:c="3"/>26.0 <text:s text:c="7"/></text:p>
      <text:p text:style-name="P1"><text:span text:style-name="T2">12557.00</text:span> <text:s text:c="4"/>2.28 <text:s text:c="7"/>-4.026 <text:s text:c="4"/>FeI <text:s text:c="3"/>26.0 <text:s text:c="8"/></text:p>
      <text:p text:style-name="P1"><text:span text:style-name="T20">12615.93</text:span> <text:s text:c="4"/>4.64 <text:s text:c="7"/>-1.686 <text:s text:c="4"/>FeI <text:s text:c="3"/>26.0 <text:s text:c="8"/></text:p>
      <text:p text:style-name="P1"><text:span text:style-name="T2">12638.70</text:span> <text:s text:c="4"/>4.56 <text:s text:c="7"/>-0.679 <text:s text:c="4"/>FeI <text:s text:c="3"/>26.0 <text:s text:c="6"/></text:p>
      <text:p text:style-name="P1"><text:span text:style-name="T2">12807.15</text:span> <text:s text:c="4"/>3.64 <text:s text:c="7"/>-2.649 <text:s text:c="4"/>FeI <text:s text:c="3"/>26.0 <text:s text:c="6"/></text:p>
      <text:p text:style-name="P1"><text:span text:style-name="T11">12808.24</text:span> <text:s text:c="4"/>4.99 <text:s text:c="7"/>-1.811 <text:s text:c="4"/>FeI <text:s text:c="3"/>26.0 <text:s text:c="8"/></text:p>
      <text:p text:style-name="P1"><text:span text:style-name="T2">12824.86</text:span> <text:s text:c="4"/>3.02 <text:s text:c="7"/>-3.612 <text:s text:c="4"/>FeI <text:s text:c="3"/>26.0 <text:s text:c="8"/></text:p>
      <text:p text:style-name="P1"><text:span text:style-name="T12">12840.57</text:span> <text:s text:c="4"/>4.96 <text:s text:c="7"/>-1.612 <text:s text:c="4"/>FeI <text:s text:c="3"/>26.0 <text:s text:c="8"/></text:p>
      <text:p text:style-name="P1"><text:span text:style-name="T2">12879.77</text:span> <text:s text:c="4"/>2.28 <text:s text:c="7"/>-3.525 <text:s text:c="4"/>FeI <text:s text:c="3"/>26.0 <text:s text:c="8"/></text:p>
      <text:p text:style-name="P1"><text:span text:style-name="T12">12896.12</text:span> <text:s text:c="4"/>4.91 <text:s text:c="7"/>-1.713 <text:s text:c="4"/>FeI <text:s text:c="3"/>26.0 <text:s text:c="7"/></text:p>
      <text:p text:style-name="P1"><text:span text:style-name="T12">12933.01</text:span> <text:s text:c="4"/>5.02 <text:s text:c="7"/>-1.879 <text:s text:c="4"/>FeI <text:s text:c="3"/>26.0 <text:s text:c="7"/></text:p>
      <text:p text:style-name="P1"><text:span text:style-name="T11">12934.67</text:span> <text:s text:c="4"/>5.39 <text:s text:c="7"/>-1.103 <text:s text:c="4"/>FeI <text:s text:c="3"/>26.0 <text:s text:c="8"/></text:p>
      <text:p text:style-name="P1"><text:span text:style-name="T11">13014.84</text:span> <text:s text:c="4"/>5.45 <text:s text:c="7"/>-1.542 <text:s text:c="4"/>FeI <text:s text:c="3"/>26.0 <text:s text:c="7"/></text:p>
      <text:p text:style-name="P1"><text:span text:style-name="T12">13352.17</text:span> <text:s text:c="4"/>5.31 <text:s text:c="7"/>-0.355 <text:s text:c="4"/>FeI <text:s text:c="3"/>26.0 <text:s text:c="7"/></text:p>
      <text:p text:style-name="P1"><text:span text:style-name="T2">13392.10</text:span> <text:s text:c="4"/>5.35 <text:s text:c="7"/>-0.105 <text:s text:c="4"/>FeI <text:s text:c="3"/>26.0 <text:s text:c="7"/></text:p>
      <text:p text:style-name="P1"><text:span text:style-name="T12">15194.49</text:span> <text:s text:c="4"/>2.22 <text:s text:c="7"/>-4.808 <text:s text:c="4"/>FeI <text:s text:c="3"/>26.0 <text:s text:c="7"/></text:p>
      <text:p text:style-name="P1"><text:span text:style-name="T12">15201.57</text:span> <text:s text:c="4"/>5.49 <text:s text:c="7"/>-1.315 <text:s text:c="4"/>FeI <text:s text:c="3"/>26.0 <text:s text:c="8"/></text:p>
      <text:p text:style-name="P1"><text:span text:style-name="T2">15490.34</text:span> <text:s text:c="4"/>2.20 <text:s text:c="7"/>-4.787 <text:s text:c="4"/>FeI <text:s text:c="3"/>26.0 <text:s text:c="8"/></text:p>
      <text:p text:style-name="P1"><text:span text:style-name="T12">15593.74</text:span> <text:s text:c="4"/>5.03 <text:s text:c="7"/>-1.796 <text:s text:c="4"/>FeI <text:s text:c="3"/>26.0 <text:s text:c="8"/></text:p>
      <text:p text:style-name="P1"><text:span text:style-name="T22">15611.15 </text:span><text:s text:c="4"/>3.42 <text:s text:c="7"/>-2.966 <text:s text:c="4"/>FeI <text:s text:c="3"/>26.0 <text:s text:c="8"/></text:p>
      <text:p text:style-name="P1"><text:span text:style-name="T2">15648.51</text:span> <text:s text:c="4"/>5.43 <text:s text:c="7"/>-0.633 <text:s text:c="4"/>FeI <text:s text:c="3"/>26.0 <text:s text:c="8"/></text:p>
      <text:p text:style-name="P1"><text:span text:style-name="T12">15676.58</text:span> <text:s text:c="4"/>5.11 <text:s text:c="7"/>-1.848 <text:s text:c="4"/>FeI <text:s text:c="3"/>26.0 <text:s text:c="8"/></text:p>
      <text:p text:style-name="P1"><text:span text:style-name="T22">16198.50</text:span> <text:s text:c="4"/>5.41 <text:s text:c="7"/>-0.376 <text:s text:c="4"/>FeI <text:s text:c="3"/>26.0 <text:s text:c="5"/></text:p>
      <text:p text:style-name="P1"><text:span text:style-name="T12">17420.83</text:span> <text:s text:c="4"/>3.88 <text:s text:c="7"/>-3.628 <text:s text:c="4"/>FeI <text:s text:c="3"/>26.0 <text:s text:c="9"/></text:p>
      <text:p text:style-name="P1"><text:span text:style-name="T2">19923.34</text:span> <text:s text:c="4"/>5.02 <text:s text:c="7"/>-1.536 <text:s text:c="4"/>FeI <text:s text:c="3"/>26.0 <text:s text:c="8"/></text:p>
      <text:p text:style-name="P1"><text:span text:style-name="T2">21851.38</text:span> <text:s text:c="4"/>3.64 <text:s text:c="7"/>-3.578 <text:s text:c="4"/>FeI <text:s text:c="3"/>26.0 <text:s text:c="8"/></text:p>
      <text:p text:style-name="P1"><text:span text:style-name="T12">22257.11</text:span> <text:s text:c="4"/>5.06 <text:s text:c="7"/>-0.704 <text:s text:c="4"/>FeI <text:s text:c="3"/>26.0 <text:s text:c="7"/></text:p>
      <text:p text:style-name="P1"><text:span text:style-name="T2">22380.80</text:span> <text:s text:c="4"/>5.03 <text:s text:c="7"/>-0.377 <text:s text:c="4"/>FeI <text:s text:c="3"/>26.0 <text:s text:c="7"/></text:p>
      <text:p text:style-name="P1"><text:span text:style-name="T12">22392.88</text:span> <text:s text:c="4"/>5.10 <text:s text:c="7"/>-1.330 <text:s text:c="4"/>FeI <text:s text:c="3"/>26.0 <text:s text:c="8"/></text:p>
      <text:p text:style-name="P1"><text:span text:style-name="T2">22619.84</text:span> <text:s text:c="4"/>4.99 <text:s text:c="7"/>-0.564 <text:s text:c="4"/>FeI <text:s text:c="3"/>26.0 <text:s text:c="7"/></text:p>
      <text:p text:style-name="P1"><text:span text:style-name="T12">23308.48</text:span> <text:s text:c="4"/>4.08 <text:s text:c="7"/>-2.705 <text:s text:c="4"/>FeI <text:s text:c="3"/>26.0 <text:s text:c="8"/></text:p>
      <text:p text:style-name="P1"><text:span text:style-name="T2">10427.31</text:span> <text:s text:c="4"/>6.08 <text:s text:c="7"/>-1.575 <text:s text:c="4"/>FeII <text:s text:c="2"/>26.1 <text:s text:c="8"/></text:p>
      <text:p text:style-name="P1"><text:span text:style-name="T11">10501.50 </text:span><text:s text:c="4"/>5.55 <text:s text:c="7"/>-1.861 <text:s text:c="4"/>FeII <text:s text:c="2"/>26.1 <text:s text:c="7"/></text:p>
      <text:p text:style-name="P1"><text:span text:style-name="T11">10862.64</text:span> <text:s text:c="4"/>5.59 <text:s text:c="7"/>-2.006 <text:s text:c="4"/>FeII <text:s text:c="2"/>26.1 <text:s text:c="8"/></text:p>
      <text:p text:style-name="P1"><text:span text:style-name="T12">1</text:span><text:span text:style-name="T15">1125.58</text:span><text:span text:style-name="T19"> <text:s text:c="4"/>5.62 <text:s text:c="7"/>-2.213 <text:s text:c="4"/>FeII <text:s text:c="2"/>26.1 <text:s text:c="7"/></text:span></text:p>
      <text:p text:style-name="P4"><text:span text:style-name="T2">13251.14 </text:span><text:s text:c="4"/>9.41 <text:s text:c="8"/>0.768 <text:s text:c="4"/>FeII <text:s text:c="2"/>26.1</text:p>
      <text:p text:style-name="P2"/>
      <text:p text:style-name="P2"/>
      <text:p text:style-name="P2"/>
      <text:p text:style-name="P18"><text:soft-page-break/>settings – smoothder =8 , space = 5, <text:s/><text:span text:style-name="T30">rejt=0.997, <text:s/>lineresol=0.1 , miniline=2</text:span></text:p>
      <text:p text:style-name="P7"/>
      <text:p text:style-name="P20"><text:span text:style-name="T1">– <text:s/>Spirou AIR_GJ1002 (type M5.5) </text:span>–</text:p>
      <text:p text:style-name="P8"/>
      <text:p text:style-name="P9">– linelist of total 86 lines – <text:s/><text:span text:style-name="T23">ARES gave results for 52 lines </text:span></text:p>
      <text:p text:style-name="P10"/>
      <text:p text:style-name="P8"><text:span text:style-name="T2">black : </text:span><text:span text:style-name="T3">successful </text:span><text:span text:style-name="T4">fit </text:span><text:span text:style-name="T5">( </text:span><text:span text:style-name="T8">29 </text:span><text:span text:style-name="T5">lines)</text:span></text:p>
      <text:p text:style-name="P15">grey : not found by ares </text:p>
      <text:p text:style-name="P8"><text:span text:style-name="T13">red : </text:span><text:span text:style-name="T14">measured as 0 </text:span></text:p>
      <text:p text:style-name="P13"><text:span text:style-name="T28">orange: bad line shape</text:span><text:span text:style-name="T14"> </text:span></text:p>
      <text:p text:style-name="P17">green : bad fit </text:p>
      <text:p text:style-name="P11">blue : good fit but <text:span text:style-name="T17">blended</text:span> <text:span text:style-name="T29">line</text:span></text:p>
      <text:p text:style-name="P12"/>
      <text:p text:style-name="P11"/>
      <text:p text:style-name="P1">WL <text:s text:c="9"/>Excit <text:s text:c="10"/>loggf <text:s text:c="2"/>ele <text:s text:c="5"/>num <text:s text:c="3"/>Ion lt</text:p>
      <text:p text:style-name="P1">------- <text:s text:c="4"/>--------- <text:s text:c="6"/>------- --- <text:s text:c="5"/>--- <text:s text:c="3"/>-----</text:p>
      <text:p text:style-name="P1"><text:span text:style-name="T2">10065.05</text:span> <text:s text:c="4"/>4.83 <text:s text:c="7"/>-0.279 <text:s text:c="4"/>FeI <text:s text:c="3"/>26.0 <text:s text:c="8"/></text:p>
      <text:p text:style-name="P1"><text:span text:style-name="T12">10080.42</text:span> <text:s text:c="4"/>5.10 <text:s text:c="7"/>-1.964 <text:s text:c="4"/>FeI <text:s text:c="3"/>26.0 <text:s text:c="9"/></text:p>
      <text:p text:style-name="P1"><text:span text:style-name="T2">10081.39</text:span> <text:s text:c="4"/>2.42 <text:s text:c="7"/>-4.512 <text:s text:c="4"/>FeI <text:s text:c="3"/>26.0 <text:s text:c="9"/></text:p>
      <text:p text:style-name="P1"><text:span text:style-name="T2">10086.24</text:span> <text:s text:c="4"/>2.95 <text:s text:c="7"/>-3.978 <text:s text:c="4"/>FeI <text:s text:c="3"/>26.0 <text:s text:c="9"/></text:p>
      <text:p text:style-name="P1"><text:span text:style-name="T12">10137.10</text:span> <text:s text:c="4"/>5.09 <text:s text:c="7"/>-1.736 <text:s text:c="4"/>FeI <text:s text:c="3"/>26.0 <text:s text:c="9"/></text:p>
      <text:p text:style-name="P1"><text:span text:style-name="T22">10142.84</text:span> <text:s text:c="4"/>5.06 <text:s text:c="7"/>-1.554 <text:s text:c="4"/>FeI <text:s text:c="3"/>26.0 <text:s text:c="8"/></text:p>
      <text:p text:style-name="P1"><text:span text:style-name="T2">10145.56 </text:span><text:s text:c="4"/>4.80 <text:s text:c="7"/>-0.118 <text:s text:c="4"/>FeI <text:s text:c="3"/>26.0 <text:s text:c="7"/></text:p>
      <text:p text:style-name="P1"><text:span text:style-name="T22">10155.16</text:span> <text:s text:c="4"/>2.18 <text:s text:c="7"/>-4.336 <text:s text:c="4"/>FeI <text:s text:c="3"/>26.0 <text:s text:c="8"/></text:p>
      <text:p text:style-name="P1"><text:span text:style-name="T2">10156.51</text:span> <text:s text:c="4"/>4.59 <text:s text:c="7"/>-2.109 <text:s text:c="4"/>FeI <text:s text:c="3"/>26.0 <text:s text:c="8"/></text:p>
      <text:p text:style-name="P1"><text:span text:style-name="T22">10167.47</text:span> <text:s text:c="4"/>2.20 <text:s text:c="7"/>-2.319 <text:s text:c="4"/>FeI <text:s text:c="3"/>26.0 <text:s text:c="7"/></text:p>
      <text:p text:style-name="P1"><text:span text:style-name="T2">10195.11</text:span> <text:s text:c="4"/>2.73 <text:s text:c="7"/>-3.608 <text:s text:c="4"/>FeI <text:s text:c="3"/>26.0 <text:s text:c="8"/></text:p>
      <text:p text:style-name="P1"><text:span text:style-name="T12">10216.31</text:span> <text:s text:c="4"/>4.73 <text:s text:c="8"/>0.047 <text:s text:c="4"/>FeI <text:s text:c="3"/>26.0 <text:s text:c="6"/></text:p>
      <text:p text:style-name="P1"><text:span text:style-name="T2">10218.41</text:span> <text:s text:c="4"/>3.07 <text:s text:c="7"/>-2.893 <text:s text:c="4"/>FeI <text:s text:c="3"/>26.0 <text:s text:c="8"/></text:p>
      <text:p text:style-name="P1"><text:span text:style-name="T2">10265.22</text:span> <text:s text:c="4"/>2.22 <text:s text:c="7"/>-4.648 <text:s text:c="4"/>FeI <text:s text:c="3"/>26.0 <text:s text:c="2"/></text:p>
      <text:p text:style-name="P1"><text:span text:style-name="T12">10307.45</text:span> <text:s text:c="4"/>4.59 <text:s text:c="7"/>-2.432 <text:s text:c="4"/>FeI <text:s text:c="3"/>26.0 <text:s text:c="8"/></text:p>
      <text:p text:style-name="P1"><text:span text:style-name="T22">10332.33</text:span> <text:s text:c="4"/>3.63 <text:s text:c="7"/>-3.131 <text:s text:c="4"/>FeI <text:s text:c="3"/>26.0 <text:s text:c="8"/></text:p>
      <text:p text:style-name="P1"><text:span text:style-name="T2">10340.89</text:span> <text:s text:c="4"/>2.20 <text:s text:c="7"/>-3.665 <text:s text:c="4"/>FeI <text:s text:c="3"/>26.0 <text:s text:c="8"/></text:p>
      <text:p text:style-name="P1"><text:span text:style-name="T2">10347.97</text:span> <text:s text:c="4"/>5.39 <text:s text:c="7"/>-0.717 <text:s text:c="4"/>FeI <text:s text:c="3"/>26.0 <text:s text:c="7"/></text:p>
      <text:p text:style-name="P1"><text:span text:style-name="T2">10353.81</text:span> <text:s text:c="4"/>5.39 <text:s text:c="7"/>-0.989 <text:s text:c="4"/>FeI <text:s text:c="3"/>26.0 <text:s text:c="8"/></text:p>
      <text:p text:style-name="P1"><text:span text:style-name="T20">10364.06</text:span> <text:s text:c="4"/>5.45 <text:s text:c="7"/>-1.100 <text:s text:c="4"/>FeI <text:s text:c="3"/>26.0 <text:s text:c="8"/></text:p>
      <text:p text:style-name="P1"><text:span text:style-name="T22">10379.00</text:span> <text:s text:c="4"/>2.22 <text:s text:c="7"/>-4.236 <text:s text:c="4"/>FeI <text:s text:c="3"/>26.0 <text:s text:c="8"/></text:p>
      <text:p text:style-name="P1"><text:span text:style-name="T2">10388.75</text:span> <text:s text:c="4"/>5.45 <text:s text:c="7"/>-1.471 <text:s text:c="4"/>FeI <text:s text:c="3"/>26.0 <text:s text:c="9"/></text:p>
      <text:p text:style-name="P1"><text:span text:style-name="T2">10395.80</text:span> <text:s text:c="4"/>2.18 <text:s text:c="7"/>-3.435 <text:s text:c="4"/>FeI <text:s text:c="3"/>26.0 <text:s text:c="6"/></text:p>
      <text:p text:style-name="P1"><text:span text:style-name="T2">10423.03 </text:span><text:s text:c="4"/>2.69 <text:s text:c="7"/>-3.658 <text:s text:c="4"/>FeI <text:s text:c="3"/>26.0 <text:s text:c="8"/></text:p>
      <text:p text:style-name="P1"><text:span text:style-name="T12">10423.74</text:span> <text:s text:c="4"/>3.07 <text:s text:c="7"/>-3.119 <text:s text:c="4"/>FeI <text:s text:c="3"/>26.0 <text:s text:c="8"/></text:p>
      <text:p text:style-name="P1"><text:span text:style-name="T22">10469.65</text:span> <text:s text:c="4"/>3.88 <text:s text:c="7"/>-1.277 <text:s text:c="4"/>FeI <text:s text:c="3"/>26.0 <text:s text:c="6"/></text:p>
      <text:p text:style-name="P1"><text:span text:style-name="T12">10532.24</text:span> <text:s text:c="4"/>3.93 <text:s text:c="7"/>-1.650 <text:s text:c="4"/>FeI <text:s text:c="3"/>26.0 <text:s text:c="8"/></text:p>
      <text:p text:style-name="P1"><text:span text:style-name="T12">10555.65</text:span> <text:s text:c="4"/>5.45 <text:s text:c="7"/>-1.282 <text:s text:c="4"/>FeI <text:s text:c="3"/>26.0 <text:s text:c="8"/></text:p>
      <text:p text:style-name="P1"><text:span text:style-name="T22">10577.14</text:span> <text:s text:c="4"/>3.30 <text:s text:c="7"/>-3.222 <text:s text:c="4"/>FeI <text:s text:c="3"/>26.0 <text:s text:c="7"/></text:p>
      <text:p text:style-name="P1"><text:span text:style-name="T2">10616.72</text:span> <text:s text:c="4"/>3.27 <text:s text:c="7"/>-3.306 <text:s text:c="4"/>FeI <text:s text:c="3"/>26.0 <text:s text:c="6"/></text:p>
      <text:p text:style-name="P1"><text:span text:style-name="T12">10725.19</text:span> <text:s text:c="4"/>3.64 <text:s text:c="7"/>-2.948 <text:s text:c="4"/>FeI <text:s text:c="3"/>26.0 <text:s text:c="7"/></text:p>
      <text:p text:style-name="P1"><text:span text:style-name="T2">10753.00</text:span> <text:s text:c="4"/>3.96 <text:s text:c="7"/>-2.077 <text:s text:c="4"/>FeI <text:s text:c="3"/>26.0 <text:s text:c="7"/></text:p>
      <text:p text:style-name="P1"><text:span text:style-name="T22">10780.69</text:span> <text:s text:c="4"/>3.24 <text:s text:c="7"/>-3.553 <text:s text:c="4"/>FeI <text:s text:c="3"/>26.0 <text:s text:c="7"/></text:p>
      <text:p text:style-name="P1"><text:span text:style-name="T2">10783.05</text:span> <text:s text:c="4"/>3.11 <text:s text:c="7"/>-2.786 <text:s text:c="4"/>FeI <text:s text:c="3"/>26.0 <text:s text:c="7"/></text:p>
      <text:p text:style-name="P1"><text:span text:style-name="T12">10818.28</text:span> <text:s text:c="4"/>3.96 <text:s text:c="7"/>-2.160 <text:s text:c="4"/>FeI <text:s text:c="3"/>26.0 <text:s text:c="7"/></text:p>
      <text:p text:style-name="P1"><text:span text:style-name="T20">10863.52</text:span> <text:s text:c="4"/>4.73 <text:s text:c="7"/>-0.877 <text:s text:c="4"/>FeI <text:s text:c="3"/>26.0 <text:s text:c="7"/></text:p>
      <text:p text:style-name="P1"><text:soft-page-break/><text:span text:style-name="T20">10884.26</text:span> <text:s text:c="4"/>3.93 <text:s text:c="7"/>-2.129 <text:s text:c="4"/>FeI <text:s text:c="3"/>26.0 <text:s text:c="8"/></text:p>
      <text:p text:style-name="P1"><text:span text:style-name="T22">10896.30</text:span> <text:s text:c="4"/>3.07 <text:s text:c="7"/>-2.911 <text:s text:c="4"/>FeI <text:s text:c="3"/>26.0 <text:s text:c="7"/></text:p>
      <text:p text:style-name="P1"><text:span text:style-name="T2">11013.24</text:span> <text:s text:c="4"/>4.80 <text:s text:c="7"/>-1.240 <text:s text:c="4"/>FeI <text:s text:c="3"/>26.0 <text:s text:c="7"/></text:p>
      <text:p text:style-name="P1"><text:span text:style-name="T21">11026.79</text:span> <text:s text:c="4"/>3.94 <text:s text:c="7"/>-2.517 <text:s text:c="4"/>FeI <text:s text:c="3"/>26.0 <text:s text:c="7"/></text:p>
      <text:p text:style-name="P1"><text:span text:style-name="T2">11119.80</text:span> <text:s text:c="4"/>2.85 <text:s text:c="7"/>-2.452 <text:s text:c="4"/>FeI <text:s text:c="3"/>26.0 <text:s text:c="7"/></text:p>
      <text:p text:style-name="P1"><text:span text:style-name="T11">11641.80</text:span> <text:s text:c="4"/>4.58 <text:s text:c="7"/>-2.116 <text:s text:c="4"/>FeI <text:s text:c="3"/>26.0 <text:s text:c="7"/></text:p>
      <text:p text:style-name="P1"><text:span text:style-name="T12">11778.42</text:span> <text:s text:c="4"/>5.34 <text:s text:c="7"/>-1.708 <text:s text:c="4"/>FeI <text:s text:c="3"/>26.0 <text:s text:c="7"/></text:p>
      <text:p text:style-name="P1"><text:span text:style-name="T22">12053.08</text:span> <text:s text:c="4"/>4.56 <text:s text:c="7"/>-1.602 <text:s text:c="4"/>FeI <text:s text:c="3"/>26.0 <text:s text:c="7"/></text:p>
      <text:p text:style-name="P1"><text:span text:style-name="T2">12119.50</text:span> <text:s text:c="4"/>4.59 <text:s text:c="7"/>-1.897 <text:s text:c="4"/>FeI <text:s text:c="3"/>26.0 <text:s text:c="8"/></text:p>
      <text:p text:style-name="P1"><text:span text:style-name="T2">12213.34 </text:span><text:s text:c="4"/>4.64 <text:s text:c="7"/>-2.006 <text:s text:c="4"/>FeI <text:s text:c="3"/>26.0 <text:s text:c="6"/></text:p>
      <text:p text:style-name="P1"><text:span text:style-name="T12">12227.11</text:span> <text:s text:c="4"/>4.61 <text:s text:c="7"/>-1.408 <text:s text:c="4"/>FeI <text:s text:c="3"/>26.0 <text:s text:c="8"/></text:p>
      <text:p text:style-name="P1"><text:span text:style-name="T2">12244.92</text:span> <text:s text:c="4"/>3.64 <text:s text:c="7"/>-3.222 <text:s text:c="4"/>FeI <text:s text:c="3"/>26.0 <text:s text:c="7"/></text:p>
      <text:p text:style-name="P1"><text:span text:style-name="T21">12340.48</text:span> <text:s text:c="4"/>2.28 <text:s text:c="7"/>-4.680 <text:s text:c="4"/>FeI <text:s text:c="3"/>26.0 <text:s text:c="8"/></text:p>
      <text:p text:style-name="P1"><text:span text:style-name="T12">12342.92</text:span> <text:s text:c="4"/>4.64 <text:s text:c="7"/>-1.545 <text:s text:c="4"/>FeI <text:s text:c="3"/>26.0 <text:s text:c="8"/></text:p>
      <text:p text:style-name="P1"><text:span text:style-name="T2">12510.52</text:span> <text:s text:c="4"/>4.96 <text:s text:c="7"/>-1.930 <text:s text:c="4"/>FeI <text:s text:c="3"/>26.0 <text:s text:c="7"/></text:p>
      <text:p text:style-name="P1"><text:span text:style-name="T21">12557.00</text:span> <text:s text:c="4"/>2.28 <text:s text:c="7"/>-4.026 <text:s text:c="4"/>FeI <text:s text:c="3"/>26.0 <text:s text:c="8"/></text:p>
      <text:p text:style-name="P1"><text:span text:style-name="T21">12615.93</text:span> <text:s text:c="4"/>4.64 <text:s text:c="7"/>-1.686 <text:s text:c="4"/>FeI <text:s text:c="3"/>26.0 <text:s text:c="8"/></text:p>
      <text:p text:style-name="P1"><text:span text:style-name="T12">12638.70</text:span> <text:s text:c="4"/>4.56 <text:s text:c="7"/>-0.679 <text:s text:c="4"/>FeI <text:s text:c="3"/>26.0 <text:s text:c="6"/></text:p>
      <text:p text:style-name="P1"><text:span text:style-name="T2">12807.15 </text:span><text:s text:c="4"/>3.64 <text:s text:c="7"/>-2.649 <text:s text:c="4"/>FeI <text:s text:c="3"/>26.0 <text:s text:c="6"/></text:p>
      <text:p text:style-name="P1"><text:span text:style-name="T12">12808.24</text:span> <text:s text:c="4"/>4.99 <text:s text:c="7"/>-1.811 <text:s text:c="4"/>FeI <text:s text:c="3"/>26.0 <text:s text:c="8"/></text:p>
      <text:p text:style-name="P1"><text:span text:style-name="T2">12824.86</text:span> <text:s text:c="4"/>3.02 <text:s text:c="7"/>-3.612 <text:s text:c="4"/>FeI <text:s text:c="3"/>26.0 <text:s text:c="8"/></text:p>
      <text:p text:style-name="P1"><text:span text:style-name="T2">12840.57</text:span> <text:s text:c="4"/>4.96 <text:s text:c="7"/>-1.612 <text:s text:c="4"/>FeI <text:s text:c="3"/>26.0 <text:s text:c="8"/></text:p>
      <text:p text:style-name="P1"><text:span text:style-name="T2">12879.77</text:span> <text:s text:c="4"/>2.28 <text:s text:c="7"/>-3.525 <text:s text:c="4"/>FeI <text:s text:c="3"/>26.0 <text:s text:c="8"/></text:p>
      <text:p text:style-name="P1"><text:span text:style-name="T22">12896.12</text:span> <text:s text:c="4"/>4.91 <text:s text:c="7"/>-1.713 <text:s text:c="4"/>FeI <text:s text:c="3"/>26.0 <text:s text:c="7"/></text:p>
      <text:p text:style-name="P1"><text:span text:style-name="T12">12933.01</text:span> <text:s text:c="4"/>5.02 <text:s text:c="7"/>-1.879 <text:s text:c="4"/>FeI <text:s text:c="3"/>26.0 <text:s text:c="7"/></text:p>
      <text:p text:style-name="P1"><text:span text:style-name="T12">12934.67</text:span> <text:s text:c="4"/>5.39 <text:s text:c="7"/>-1.103 <text:s text:c="4"/>FeI <text:s text:c="3"/>26.0 <text:s text:c="8"/></text:p>
      <text:p text:style-name="P1"><text:span text:style-name="T22">13014.84</text:span> <text:s text:c="4"/>5.45 <text:s text:c="7"/>-1.542 <text:s text:c="4"/>FeI <text:s text:c="3"/>26.0 <text:s text:c="7"/></text:p>
      <text:p text:style-name="P1"><text:span text:style-name="T12">13352.17</text:span> <text:s text:c="4"/>5.31 <text:s text:c="7"/>-0.355 <text:s text:c="4"/>FeI <text:s text:c="3"/>26.0 <text:s text:c="7"/></text:p>
      <text:p text:style-name="P1"><text:span text:style-name="T12">13392.10</text:span> <text:s text:c="4"/>5.35 <text:s text:c="7"/>-0.105 <text:s text:c="4"/>FeI <text:s text:c="3"/>26.0 <text:s text:c="7"/></text:p>
      <text:p text:style-name="P1"><text:span text:style-name="T12">15194.49</text:span> <text:s text:c="4"/>2.22 <text:s text:c="7"/>-4.808 <text:s text:c="4"/>FeI <text:s text:c="3"/>26.0 <text:s text:c="7"/></text:p>
      <text:p text:style-name="P1"><text:span text:style-name="T12">15201.57</text:span> <text:s text:c="4"/>5.49 <text:s text:c="7"/>-1.315 <text:s text:c="4"/>FeI <text:s text:c="3"/>26.0 <text:s text:c="8"/></text:p>
      <text:p text:style-name="P1"><text:span text:style-name="T22">15490.34</text:span> <text:s text:c="4"/>2.20 <text:s text:c="7"/>-4.787 <text:s text:c="4"/>FeI <text:s text:c="3"/>26.0 <text:s text:c="8"/></text:p>
      <text:p text:style-name="P1"><text:span text:style-name="T22">15593.74</text:span> <text:s text:c="4"/>5.03 <text:s text:c="7"/>-1.796 <text:s text:c="4"/>FeI <text:s text:c="3"/>26.0 <text:s text:c="8"/></text:p>
      <text:p text:style-name="P1"><text:span text:style-name="T20">15611.15 </text:span><text:s text:c="4"/>3.42 <text:s text:c="7"/>-2.966 <text:s text:c="4"/>FeI <text:s text:c="3"/>26.0 <text:s text:c="8"/></text:p>
      <text:p text:style-name="P1"><text:span text:style-name="T12">15648.51 </text:span><text:s text:c="4"/>5.43 <text:s text:c="7"/>-0.633 <text:s text:c="4"/>FeI <text:s text:c="3"/>26.0 <text:s text:c="8"/></text:p>
      <text:p text:style-name="P1"><text:span text:style-name="T12">15676.58</text:span> <text:s text:c="4"/>5.11 <text:s text:c="7"/>-1.848 <text:s text:c="4"/>FeI <text:s text:c="3"/>26.0 <text:s text:c="8"/></text:p>
      <text:p text:style-name="P1"><text:span text:style-name="T12">16198.50</text:span> <text:s text:c="4"/>5.41 <text:s text:c="7"/>-0.376 <text:s text:c="4"/>FeI <text:s text:c="3"/>26.0 <text:s text:c="5"/></text:p>
      <text:p text:style-name="P1"><text:span text:style-name="T12">17420.83</text:span> <text:s text:c="4"/>3.88 <text:s text:c="7"/>-3.628 <text:s text:c="4"/>FeI <text:s text:c="3"/>26.0 <text:s text:c="9"/></text:p>
      <text:p text:style-name="P1"><text:span text:style-name="T20">19923.34 </text:span><text:s text:c="4"/>5.02 <text:s text:c="7"/>-1.536 <text:s text:c="4"/>FeI <text:s text:c="3"/>26.0 <text:s text:c="8"/></text:p>
      <text:p text:style-name="P1"><text:span text:style-name="T20">21851.38</text:span> <text:s text:c="4"/>3.64 <text:s text:c="7"/>-3.578 <text:s text:c="4"/>FeI <text:s text:c="3"/>26.0 <text:s text:c="8"/></text:p>
      <text:p text:style-name="P1"><text:span text:style-name="T20">22257.11</text:span> <text:s text:c="4"/>5.06 <text:s text:c="7"/>-0.704 <text:s text:c="4"/>FeI <text:s text:c="3"/>26.0 <text:s text:c="7"/></text:p>
      <text:p text:style-name="P1"><text:span text:style-name="T2">22380.80</text:span> <text:s text:c="4"/>5.03 <text:s text:c="7"/>-0.377 <text:s text:c="4"/>FeI <text:s text:c="3"/>26.0 <text:s text:c="7"/></text:p>
      <text:p text:style-name="P1"><text:span text:style-name="T12">22392.88</text:span> <text:s text:c="4"/>5.10 <text:s text:c="7"/>-1.330 <text:s text:c="4"/>FeI <text:s text:c="3"/>26.0 <text:s text:c="8"/></text:p>
      <text:p text:style-name="P1"><text:span text:style-name="T12">22619.84</text:span> <text:s text:c="4"/>4.99 <text:s text:c="7"/>-0.564 <text:s text:c="4"/>FeI <text:s text:c="3"/>26.0 <text:s text:c="7"/></text:p>
      <text:p text:style-name="P1"><text:span text:style-name="T22">23308.48</text:span> <text:s text:c="4"/>4.08 <text:s text:c="7"/>-2.705 <text:s text:c="4"/>FeI <text:s text:c="3"/>26.0 <text:s text:c="8"/></text:p>
      <text:p text:style-name="P1"><text:span text:style-name="T22">10427.31</text:span> <text:s text:c="4"/>6.08 <text:s text:c="7"/>-1.575 <text:s text:c="4"/>FeII <text:s text:c="2"/>26.1 <text:s text:c="8"/></text:p>
      <text:p text:style-name="P1"><text:span text:style-name="T22">10501.50</text:span> <text:s text:c="4"/>5.55 <text:s text:c="7"/>-1.861 <text:s text:c="4"/>FeII <text:s text:c="2"/>26.1 <text:s text:c="7"/></text:p>
      <text:p text:style-name="P1"><text:span text:style-name="T22">10862.64</text:span> <text:s text:c="4"/>5.59 <text:s text:c="7"/>-2.006 <text:s text:c="4"/>FeII <text:s text:c="2"/>26.1 <text:s text:c="8"/></text:p>
      <text:p text:style-name="P1"><text:span text:style-name="T22">11125.58 </text:span><text:s text:c="4"/>5.62 <text:s text:c="7"/>-2.213 <text:s text:c="4"/>FeII <text:s text:c="2"/>26.1 <text:s text:c="7"/></text:p>
      <text:p text:style-name="P1"><text:span text:style-name="T2">13251.14</text:span> <text:s text:c="4"/>9.41 <text:s text:c="8"/>0.768 <text:s text:c="4"/>FeII <text:s text:c="2"/>26.1 <text:s/></text:p>
      <text:p text:style-name="P1"/>
      <text:p text:style-name="P1"/>
      <text:p text:style-name="P1"><text:soft-page-break/></text:p>
      <text:p text:style-name="P1"/>
      <text:p text:style-name="P18">settings – smoothder =8 , space = 5 , <text:span text:style-name="T30">rejt=0.997 , lineresol=0.1 , miniline=2</text:span></text:p>
      <text:p text:style-name="P7"/>
      <text:p text:style-name="P20"><text:span text:style-name="T1">– <text:s/>Spirou AIR_Gl699 (type M4)</text:span> –</text:p>
      <text:p text:style-name="P8"/>
      <text:p text:style-name="P9">– linelist of total 86 lines – <text:s/><text:span text:style-name="T25">ARES gave results for 37 lines</text:span></text:p>
      <text:p text:style-name="P10"/>
      <text:p text:style-name="P8"><text:span text:style-name="T2">black : </text:span><text:span text:style-name="T3">successful </text:span><text:span text:style-name="T4">fit </text:span><text:span text:style-name="T5">(</text:span><text:span text:style-name="T9">27 </text:span><text:span text:style-name="T5">lines)</text:span></text:p>
      <text:p text:style-name="P15">grey : not found by ares </text:p>
      <text:p text:style-name="P8"><text:span text:style-name="T13">red : </text:span><text:span text:style-name="T14">measured as 0 </text:span></text:p>
      <text:p text:style-name="P13"><text:span text:style-name="T28">orange: bad line shape</text:span><text:span text:style-name="T14"> </text:span></text:p>
      <text:p text:style-name="P17">green : bad fit </text:p>
      <text:p text:style-name="P11">blue : good fit but <text:span text:style-name="T17">blended</text:span> <text:span text:style-name="T29">line</text:span></text:p>
      <text:p text:style-name="P11"/>
      <text:p text:style-name="P1">WL <text:s text:c="9"/>Excit <text:s text:c="10"/>loggf <text:s text:c="2"/>ele <text:s text:c="5"/>num <text:s text:c="3"/>Ion lt</text:p>
      <text:p text:style-name="P1">------- <text:s text:c="4"/>--------- <text:s text:c="6"/>------- --- <text:s text:c="5"/>--- <text:s text:c="3"/>-----</text:p>
      <text:p text:style-name="P1"><text:span text:style-name="T22">10065.05</text:span> <text:s text:c="4"/>4.83 <text:s text:c="7"/>-0.279 <text:s text:c="4"/>FeI <text:s text:c="3"/>26.0 <text:s text:c="8"/></text:p>
      <text:p text:style-name="P1"><text:span text:style-name="T22">10080.42</text:span> <text:s text:c="4"/>5.10 <text:s text:c="7"/>-1.964 <text:s text:c="4"/>FeI <text:s text:c="3"/>26.0 <text:s text:c="9"/></text:p>
      <text:p text:style-name="P1"><text:span text:style-name="T12">10081.39</text:span> <text:s text:c="4"/>2.42 <text:s text:c="7"/>-4.512 <text:s text:c="4"/>FeI <text:s text:c="3"/>26.0 <text:s text:c="9"/></text:p>
      <text:p text:style-name="P1"><text:span text:style-name="T2">10086.24</text:span> <text:s text:c="4"/>2.95 <text:s text:c="7"/>-3.978 <text:s text:c="4"/>FeI <text:s text:c="3"/>26.0 <text:s text:c="9"/></text:p>
      <text:p text:style-name="P1"><text:span text:style-name="T12">10137.10</text:span> <text:s text:c="4"/>5.09 <text:s text:c="7"/>-1.736 <text:s text:c="4"/>FeI <text:s text:c="3"/>26.0 <text:s text:c="9"/></text:p>
      <text:p text:style-name="P1"><text:span text:style-name="T12">10142.84</text:span> <text:s text:c="4"/>5.06 <text:s text:c="7"/>-1.554 <text:s text:c="4"/>FeI <text:s text:c="3"/>26.0 <text:s text:c="8"/></text:p>
      <text:p text:style-name="P1"><text:span text:style-name="T12">10145.56</text:span> <text:s text:c="4"/>4.80 <text:s text:c="7"/>-0.118 <text:s text:c="4"/>FeI <text:s text:c="3"/>26.0 <text:s text:c="7"/></text:p>
      <text:p text:style-name="P1"><text:span text:style-name="T2">10155.16</text:span> <text:s text:c="4"/>2.18 <text:s text:c="7"/>-4.336 <text:s text:c="4"/>FeI <text:s text:c="3"/>26.0 <text:s text:c="8"/></text:p>
      <text:p text:style-name="P1"><text:span text:style-name="T2">10156.51 </text:span><text:s text:c="4"/>4.59 <text:s text:c="7"/>-2.109 <text:s text:c="4"/>FeI <text:s text:c="3"/>26.0 <text:s text:c="8"/></text:p>
      <text:p text:style-name="P1"><text:span text:style-name="T12">10167.47</text:span> <text:s text:c="4"/>2.20 <text:s text:c="7"/>-2.319 <text:s text:c="4"/>FeI <text:s text:c="3"/>26.0 <text:s text:c="7"/></text:p>
      <text:p text:style-name="P1"><text:span text:style-name="T2">10195.11</text:span> <text:s text:c="4"/>2.73 <text:s text:c="7"/>-3.608 <text:s text:c="4"/>FeI <text:s text:c="3"/>26.0 <text:s text:c="8"/></text:p>
      <text:p text:style-name="P1"><text:span text:style-name="T12">10216.31</text:span> <text:s text:c="4"/>4.73 <text:s text:c="8"/>0.047 <text:s text:c="4"/>FeI <text:s text:c="3"/>26.0 <text:s text:c="6"/></text:p>
      <text:p text:style-name="P1"><text:span text:style-name="T12">10218.41</text:span> <text:s text:c="4"/>3.07 <text:s text:c="7"/>-2.893 <text:s text:c="4"/>FeI <text:s text:c="3"/>26.0 <text:s text:c="8"/></text:p>
      <text:p text:style-name="P1"><text:span text:style-name="T2">10265.22 </text:span><text:s text:c="4"/>2.22 <text:s text:c="7"/>-4.648 <text:s text:c="4"/>FeI <text:s text:c="3"/>26.0 <text:s text:c="2"/></text:p>
      <text:p text:style-name="P1"><text:span text:style-name="T12">10307.45 </text:span><text:s text:c="4"/>4.59 <text:s text:c="7"/>-2.432 <text:s text:c="4"/>FeI <text:s text:c="3"/>26.0 <text:s text:c="8"/></text:p>
      <text:p text:style-name="P1"><text:span text:style-name="T12">10332.33</text:span> <text:s text:c="4"/>3.63 <text:s text:c="7"/>-3.131 <text:s text:c="4"/>FeI <text:s text:c="3"/>26.0 <text:s text:c="8"/></text:p>
      <text:p text:style-name="P1"><text:span text:style-name="T2">10340.89</text:span> <text:s text:c="4"/>2.20 <text:s text:c="7"/>-3.665 <text:s text:c="4"/>FeI <text:s text:c="3"/>26.0 <text:s text:c="8"/></text:p>
      <text:p text:style-name="P1"><text:span text:style-name="T2">10347.97</text:span> <text:s text:c="4"/>5.39 <text:s text:c="7"/>-0.717 <text:s text:c="4"/>FeI <text:s text:c="3"/>26.0 <text:s text:c="7"/></text:p>
      <text:p text:style-name="P1"><text:span text:style-name="T2">10353.81 </text:span><text:s text:c="4"/>5.39 <text:s text:c="7"/>-0.989 <text:s text:c="4"/>FeI <text:s text:c="3"/>26.0 <text:s text:c="8"/></text:p>
      <text:p text:style-name="P1"><text:span text:style-name="T22">10364.06</text:span><text:span text:style-name="T12"> </text:span><text:s text:c="4"/>5.45 <text:s text:c="7"/>-1.100 <text:s text:c="4"/>FeI <text:s text:c="3"/>26.0 <text:s text:c="8"/></text:p>
      <text:p text:style-name="P1"><text:span text:style-name="T12">10379.00</text:span> <text:s text:c="4"/>2.22 <text:s text:c="7"/>-4.236 <text:s text:c="4"/>FeI <text:s text:c="3"/>26.0 <text:s text:c="8"/></text:p>
      <text:p text:style-name="P1"><text:span text:style-name="T12">10388.75</text:span> <text:s text:c="4"/>5.45 <text:s text:c="7"/>-1.471 <text:s text:c="4"/>FeI <text:s text:c="3"/>26.0 <text:s text:c="9"/></text:p>
      <text:p text:style-name="P1"><text:span text:style-name="T2">10395.80</text:span> <text:s text:c="4"/>2.18 <text:s text:c="7"/>-3.435 <text:s text:c="4"/>FeI <text:s text:c="3"/>26.0 <text:s text:c="6"/></text:p>
      <text:p text:style-name="P1"><text:span text:style-name="T12">10423.03</text:span> <text:s text:c="4"/>2.69 <text:s text:c="7"/>-3.658 <text:s text:c="4"/>FeI <text:s text:c="3"/>26.0 <text:s text:c="8"/></text:p>
      <text:p text:style-name="P1"><text:span text:style-name="T12">10423.74</text:span> <text:s text:c="4"/>3.07 <text:s text:c="7"/>-3.119 <text:s text:c="4"/>FeI <text:s text:c="3"/>26.0 <text:s text:c="8"/></text:p>
      <text:p text:style-name="P1"><text:span text:style-name="T12">10469.65</text:span> <text:s text:c="4"/>3.88 <text:s text:c="7"/>-1.277 <text:s text:c="4"/>FeI <text:s text:c="3"/>26.0 <text:s text:c="6"/></text:p>
      <text:p text:style-name="P1"><text:span text:style-name="T16">10532.24</text:span> <text:s text:c="4"/>3.93 <text:s text:c="7"/>-1.650 <text:s text:c="4"/>FeI <text:s text:c="3"/>26.0 <text:s text:c="8"/></text:p>
      <text:p text:style-name="P1"><text:span text:style-name="T12">10555.65</text:span> <text:s text:c="4"/>5.45 <text:s text:c="7"/>-1.282 <text:s text:c="4"/>FeI <text:s text:c="3"/>26.0 <text:s text:c="8"/></text:p>
      <text:p text:style-name="P1"><text:span text:style-name="T11">10577.14</text:span> <text:s text:c="4"/>3.30 <text:s text:c="7"/>-3.222 <text:s text:c="4"/>FeI <text:s text:c="3"/>26.0 <text:s text:c="7"/></text:p>
      <text:p text:style-name="P1"><text:span text:style-name="T2">10616.72</text:span> <text:s text:c="4"/>3.27 <text:s text:c="7"/>-3.306 <text:s text:c="4"/>FeI <text:s text:c="3"/>26.0 <text:s text:c="6"/></text:p>
      <text:p text:style-name="P1"><text:span text:style-name="T12">10725.19</text:span> <text:s text:c="4"/>3.64 <text:s text:c="7"/>-2.948 <text:s text:c="4"/>FeI <text:s text:c="3"/>26.0 <text:s text:c="7"/></text:p>
      <text:p text:style-name="P1"><text:span text:style-name="T22">10753.00</text:span> <text:s text:c="4"/>3.96 <text:s text:c="7"/>-2.077 <text:s text:c="4"/>FeI <text:s text:c="3"/>26.0 <text:s text:c="7"/></text:p>
      <text:p text:style-name="P1"><text:span text:style-name="T12">10780.69</text:span> <text:s text:c="4"/>3.24 <text:s text:c="7"/>-3.553 <text:s text:c="4"/>FeI <text:s text:c="3"/>26.0 <text:s text:c="7"/></text:p>
      <text:p text:style-name="P1"><text:span text:style-name="T2">10783.05</text:span> <text:s text:c="4"/>3.11 <text:s text:c="7"/>-2.786 <text:s text:c="4"/>FeI <text:s text:c="3"/>26.0 <text:s text:c="7"/></text:p>
      <text:p text:style-name="P1"><text:span text:style-name="T12">10818.28</text:span> <text:s text:c="4"/>3.96 <text:s text:c="7"/>-2.160 <text:s text:c="4"/>FeI <text:s text:c="3"/>26.0 <text:s text:c="7"/></text:p>
      <text:p text:style-name="P1"><text:soft-page-break/><text:span text:style-name="T22">10863.52 </text:span><text:s text:c="4"/>4.73 <text:s text:c="7"/>-0.877 <text:s text:c="4"/>FeI <text:s text:c="3"/>26.0 <text:s text:c="7"/></text:p>
      <text:p text:style-name="P1"><text:span text:style-name="T22">10884.26</text:span> <text:s text:c="4"/>3.93 <text:s text:c="7"/>-2.129 <text:s text:c="4"/>FeI <text:s text:c="3"/>26.0 <text:s text:c="8"/></text:p>
      <text:p text:style-name="P1"><text:span text:style-name="T22">10896.30</text:span> <text:s text:c="4"/>3.07 <text:s text:c="7"/>-2.911 <text:s text:c="4"/>FeI <text:s text:c="3"/>26.0 <text:s text:c="7"/></text:p>
      <text:p text:style-name="P1"><text:span text:style-name="T11">11013.24</text:span> <text:s text:c="4"/>4.80 <text:s text:c="7"/>-1.240 <text:s text:c="4"/>FeI <text:s text:c="3"/>26.0 <text:s text:c="7"/></text:p>
      <text:p text:style-name="P1"><text:span text:style-name="T12">11026.79</text:span> <text:s text:c="4"/>3.94 <text:s text:c="7"/>-2.517 <text:s text:c="4"/>FeI <text:s text:c="3"/>26.0 <text:s text:c="7"/></text:p>
      <text:p text:style-name="P1"><text:span text:style-name="T2">11119.80</text:span> <text:s text:c="4"/>2.85 <text:s text:c="7"/>-2.452 <text:s text:c="4"/>FeI <text:s text:c="3"/>26.0 <text:s text:c="7"/></text:p>
      <text:p text:style-name="P1"><text:span text:style-name="T11">11641.80</text:span> <text:s text:c="4"/>4.58 <text:s text:c="7"/>-2.116 <text:s text:c="4"/>FeI <text:s text:c="3"/>26.0 <text:s text:c="7"/></text:p>
      <text:p text:style-name="P1"><text:span text:style-name="T12">11778.42</text:span> <text:s text:c="4"/>5.34 <text:s text:c="7"/>-1.708 <text:s text:c="4"/>FeI <text:s text:c="3"/>26.0 <text:s text:c="7"/></text:p>
      <text:p text:style-name="P1"><text:span text:style-name="T20">12053.08</text:span> <text:s text:c="4"/>4.56 <text:s text:c="7"/>-1.602 <text:s text:c="4"/>FeI <text:s text:c="3"/>26.0 <text:s text:c="7"/></text:p>
      <text:p text:style-name="P1"><text:span text:style-name="T2">12119.50</text:span> <text:s text:c="4"/>4.59 <text:s text:c="7"/>-1.897 <text:s text:c="4"/>FeI <text:s text:c="3"/>26.0 <text:s text:c="8"/></text:p>
      <text:p text:style-name="P1"><text:span text:style-name="T2">12213.34</text:span> <text:s text:c="4"/>4.64 <text:s text:c="7"/>-2.006 <text:s text:c="4"/>FeI <text:s text:c="3"/>26.0 <text:s text:c="6"/></text:p>
      <text:p text:style-name="P1"><text:span text:style-name="T2">12227.11</text:span> <text:s text:c="4"/>4.61 <text:s text:c="7"/>-1.408 <text:s text:c="4"/>FeI <text:s text:c="3"/>26.0 <text:s text:c="8"/></text:p>
      <text:p text:style-name="P1"><text:span text:style-name="T21">12244.92</text:span> <text:s text:c="4"/>3.64 <text:s text:c="7"/>-3.222 <text:s text:c="4"/>FeI <text:s text:c="3"/>26.0 <text:s text:c="7"/></text:p>
      <text:p text:style-name="P1"><text:span text:style-name="T16">12340.48</text:span> <text:s text:c="4"/>2.28 <text:s text:c="7"/>-4.680 <text:s text:c="4"/>FeI <text:s text:c="3"/>26.0 <text:s text:c="8"/></text:p>
      <text:p text:style-name="P1"><text:span text:style-name="T20">12342.92 </text:span><text:s text:c="4"/>4.64 <text:s text:c="7"/>-1.545 <text:s text:c="4"/>FeI <text:s text:c="3"/>26.0 <text:s text:c="8"/></text:p>
      <text:p text:style-name="P1"><text:span text:style-name="T12">12510.52</text:span> <text:s text:c="4"/>4.96 <text:s text:c="7"/>-1.930 <text:s text:c="4"/>FeI <text:s text:c="3"/>26.0 <text:s text:c="7"/></text:p>
      <text:p text:style-name="P1"><text:span text:style-name="T20">12557.00</text:span> <text:s text:c="4"/>2.28 <text:s text:c="7"/>-4.026 <text:s text:c="4"/>FeI <text:s text:c="3"/>26.0 <text:s text:c="8"/></text:p>
      <text:p text:style-name="P1"><text:span text:style-name="T12">12615.93</text:span> <text:s text:c="4"/>4.64 <text:s text:c="7"/>-1.686 <text:s text:c="4"/>FeI <text:s text:c="3"/>26.0 <text:s text:c="8"/></text:p>
      <text:p text:style-name="P1"><text:span text:style-name="T12">12638.70</text:span> <text:s text:c="4"/>4.56 <text:s text:c="7"/>-0.679 <text:s text:c="4"/>FeI <text:s text:c="3"/>26.0 <text:s text:c="6"/></text:p>
      <text:p text:style-name="P1"><text:span text:style-name="T2">12807.15</text:span> <text:s text:c="4"/>3.64 <text:s text:c="7"/>-2.649 <text:s text:c="4"/>FeI <text:s text:c="3"/>26.0 <text:s text:c="6"/></text:p>
      <text:p text:style-name="P1"><text:span text:style-name="T22">12808.24</text:span> <text:s text:c="4"/>4.99 <text:s text:c="7"/>-1.811 <text:s text:c="4"/>FeI <text:s text:c="3"/>26.0 <text:s text:c="8"/></text:p>
      <text:p text:style-name="P1"><text:span text:style-name="T2">12824.86</text:span> <text:s text:c="4"/>3.02 <text:s text:c="7"/>-3.612 <text:s text:c="4"/>FeI <text:s text:c="3"/>26.0 <text:s text:c="8"/></text:p>
      <text:p text:style-name="P1"><text:span text:style-name="T22">12840.57 </text:span><text:s text:c="4"/>4.96 <text:s text:c="7"/>-1.612 <text:s text:c="4"/>FeI <text:s text:c="3"/>26.0 <text:s text:c="8"/></text:p>
      <text:p text:style-name="P1"><text:span text:style-name="T2">12879.77</text:span> <text:s text:c="4"/>2.28 <text:s text:c="7"/>-3.525 <text:s text:c="4"/>FeI <text:s text:c="3"/>26.0 <text:s text:c="8"/></text:p>
      <text:p text:style-name="P1"><text:span text:style-name="T12">12896.12</text:span> <text:s text:c="4"/>4.91 <text:s text:c="7"/>-1.713 <text:s text:c="4"/>FeI <text:s text:c="3"/>26.0 <text:s text:c="7"/></text:p>
      <text:p text:style-name="P1"><text:span text:style-name="T12">12933.01</text:span> <text:s text:c="4"/>5.02 <text:s text:c="7"/>-1.879 <text:s text:c="4"/>FeI <text:s text:c="3"/>26.0 <text:s text:c="7"/></text:p>
      <text:p text:style-name="P1"><text:span text:style-name="T2">12934.67</text:span> <text:s text:c="4"/>5.39 <text:s text:c="7"/>-1.103 <text:s text:c="4"/>FeI <text:s text:c="3"/>26.0 <text:s text:c="8"/></text:p>
      <text:p text:style-name="P1"><text:span text:style-name="T12">13014.84</text:span> <text:s text:c="4"/>5.45 <text:s text:c="7"/>-1.542 <text:s text:c="4"/>FeI <text:s text:c="3"/>26.0 <text:s text:c="7"/></text:p>
      <text:p text:style-name="P1"><text:span text:style-name="T12">13352.17</text:span> <text:s text:c="4"/>5.31 <text:s text:c="7"/>-0.355 <text:s text:c="4"/>FeI <text:s text:c="3"/>26.0 <text:s text:c="7"/></text:p>
      <text:p text:style-name="P1"><text:span text:style-name="T22">13392.10</text:span> <text:s text:c="4"/>5.35 <text:s text:c="7"/>-0.105 <text:s text:c="4"/>FeI <text:s text:c="3"/>26.0 <text:s text:c="7"/></text:p>
      <text:p text:style-name="P1"><text:span text:style-name="T12">15194.49</text:span> <text:s text:c="4"/>2.22 <text:s text:c="7"/>-4.808 <text:s text:c="4"/>FeI <text:s text:c="3"/>26.0 <text:s text:c="7"/></text:p>
      <text:p text:style-name="P1"><text:span text:style-name="T12">15201.57</text:span> <text:s text:c="4"/>5.49 <text:s text:c="7"/>-1.315 <text:s text:c="4"/>FeI <text:s text:c="3"/>26.0 <text:s text:c="8"/></text:p>
      <text:p text:style-name="P1"><text:span text:style-name="T2">15490.34 </text:span><text:s text:c="4"/>2.20 <text:s text:c="7"/>-4.787 <text:s text:c="4"/>FeI <text:s text:c="3"/>26.0 <text:s text:c="8"/></text:p>
      <text:p text:style-name="P1"><text:span text:style-name="T12">15593.74</text:span> <text:s text:c="4"/>5.03 <text:s text:c="7"/>-1.796 <text:s text:c="4"/>FeI <text:s text:c="3"/>26.0 <text:s text:c="8"/></text:p>
      <text:p text:style-name="P1"><text:span text:style-name="T2">15611.15 </text:span><text:s text:c="4"/>3.42 <text:s text:c="7"/>-2.966 <text:s text:c="4"/>FeI <text:s text:c="3"/>26.0 <text:s text:c="8"/></text:p>
      <text:p text:style-name="P1"><text:span text:style-name="T12">15648.51</text:span> <text:s text:c="4"/>5.43 <text:s text:c="7"/>-0.633 <text:s text:c="4"/>FeI <text:s text:c="3"/>26.0 <text:s text:c="8"/></text:p>
      <text:p text:style-name="P1"><text:span text:style-name="T16">15676.58</text:span> <text:s text:c="4"/>5.11 <text:s text:c="7"/>-1.848 <text:s text:c="4"/>FeI <text:s text:c="3"/>26.0 <text:s text:c="8"/></text:p>
      <text:p text:style-name="P1"><text:span text:style-name="T12">16198.50</text:span> <text:s text:c="4"/>5.41 <text:s text:c="7"/>-0.376 <text:s text:c="4"/>FeI <text:s text:c="3"/>26.0 <text:s text:c="5"/></text:p>
      <text:p text:style-name="P1"><text:span text:style-name="T12">17420.83</text:span> <text:s text:c="4"/>3.88 <text:s text:c="7"/>-3.628 <text:s text:c="4"/>FeI <text:s text:c="3"/>26.0 <text:s text:c="9"/></text:p>
      <text:p text:style-name="P1"><text:span text:style-name="T2">19923.34</text:span> <text:s text:c="4"/>5.02 <text:s text:c="7"/>-1.536 <text:s text:c="4"/>FeI <text:s text:c="3"/>26.0 <text:s text:c="8"/></text:p>
      <text:p text:style-name="P1"><text:span text:style-name="T2">21851.38</text:span> <text:s text:c="4"/>3.64 <text:s text:c="7"/>-3.578 <text:s text:c="4"/>FeI <text:s text:c="3"/>26.0 <text:s text:c="8"/></text:p>
      <text:p text:style-name="P1"><text:span text:style-name="T12">22257.11</text:span> <text:s text:c="4"/>5.06 <text:s text:c="7"/>-0.704 <text:s text:c="4"/>FeI <text:s text:c="3"/>26.0 <text:s text:c="7"/></text:p>
      <text:p text:style-name="P1"><text:span text:style-name="T2">22380.80</text:span> <text:s text:c="4"/>5.03 <text:s text:c="7"/>-0.377 <text:s text:c="4"/>FeI <text:s text:c="3"/>26.0 <text:s text:c="7"/></text:p>
      <text:p text:style-name="P1"><text:span text:style-name="T12">22392.88</text:span> <text:s text:c="4"/>5.10 <text:s text:c="7"/>-1.330 <text:s text:c="4"/>FeI <text:s text:c="3"/>26.0 <text:s text:c="8"/></text:p>
      <text:p text:style-name="P1"><text:span text:style-name="T2">22619.84</text:span> <text:s text:c="4"/>4.99 <text:s text:c="7"/>-0.564 <text:s text:c="4"/>FeI <text:s text:c="3"/>26.0 <text:s text:c="7"/></text:p>
      <text:p text:style-name="P1"><text:span text:style-name="T12">23308.48</text:span> <text:s text:c="4"/>4.08 <text:s text:c="7"/>-2.705 <text:s text:c="4"/>FeI <text:s text:c="3"/>26.0 <text:s text:c="8"/></text:p>
      <text:p text:style-name="P1"><text:span text:style-name="T2">10427.31</text:span> <text:s text:c="4"/>6.08 <text:s text:c="7"/>-1.575 <text:s text:c="4"/>FeII <text:s text:c="2"/>26.1 <text:s text:c="8"/></text:p>
      <text:p text:style-name="P1"><text:span text:style-name="T12">10501.50</text:span> <text:s text:c="4"/>5.55 <text:s text:c="7"/>-1.861 <text:s text:c="4"/>FeII <text:s text:c="2"/>26.1 <text:s text:c="7"/></text:p>
      <text:p text:style-name="P1"><text:span text:style-name="T11">10862.64</text:span> <text:s text:c="4"/>5.59 <text:s text:c="7"/>-2.006 <text:s text:c="4"/>FeII <text:s text:c="2"/>26.1 <text:s text:c="8"/></text:p>
      <text:p text:style-name="P1"><text:span text:style-name="T12">11125.58</text:span> <text:s text:c="4"/>5.62 <text:s text:c="7"/>-2.213 <text:s text:c="4"/>FeII <text:s text:c="2"/>26.1 <text:s text:c="7"/></text:p>
      <text:p text:style-name="P1"><text:span text:style-name="T2">13251.14 </text:span><text:s text:c="4"/>9.41 <text:s text:c="8"/>0.768 <text:s text:c="4"/>FeII <text:s text:c="2"/>26.1 <text:s/></text:p>
      <text:p text:style-name="P1"/>
      <text:p text:style-name="P1"><text:soft-page-break/></text:p>
      <text:p text:style-name="P1"/>
      <text:p text:style-name="P1"/>
      <text:p text:style-name="P3"><text:span text:style-name="T2">---- </text:span><text:span text:style-name="T10">COMMON <text:s/>LINES TO ALL 4 SPECTRA</text:span><text:span text:style-name="T18"> ( </text:span><text:span text:style-name="T10">15 lines</text:span><text:span text:style-name="T18"> + </text:span><text:span text:style-name="T27">3 lines</text:span><text:span text:style-name="T18"> in M’s) ----</text:span></text:p>
      <text:p text:style-name="P1"/>
      <text:p text:style-name="P1">WL <text:s text:c="9"/>Excit <text:s text:c="10"/>loggf <text:s text:c="2"/>ele <text:s text:c="5"/>num <text:s text:c="3"/>Ion lt</text:p>
      <text:p text:style-name="P1">------- <text:s text:c="4"/>--------- <text:s text:c="6"/>------- --- <text:s text:c="5"/>--- <text:s text:c="3"/>-----</text:p>
      <text:p text:style-name="P1">10065.05 <text:s text:c="4"/>4.83 <text:s text:c="7"/>-0.279 <text:s text:c="4"/>FeI <text:s text:c="3"/>26.0 <text:s text:c="8"/></text:p>
      <text:p text:style-name="P1">10080.42 <text:s text:c="4"/>5.10 <text:s text:c="7"/>-1.964 <text:s text:c="4"/>FeI <text:s text:c="3"/>26.0 <text:s text:c="9"/></text:p>
      <text:p text:style-name="P1">10081.39 <text:s text:c="4"/>2.42 <text:s text:c="7"/>-4.512 <text:s text:c="4"/>FeI <text:s text:c="3"/>26.0 <text:s text:c="9"/></text:p>
      <text:p text:style-name="P1"><text:span text:style-name="T2">10086.24 <text:s text:c="4"/>2.95 <text:s text:c="7"/>-3.978 <text:s text:c="4"/>FeI <text:s text:c="3"/>26.0 </text:span><text:s text:c="9"/></text:p>
      <text:p text:style-name="P1">10137.10 <text:s text:c="4"/>5.09 <text:s text:c="7"/>-1.736 <text:s text:c="4"/>FeI <text:s text:c="3"/>26.0 <text:s text:c="9"/></text:p>
      <text:p text:style-name="P1">10142.84 <text:s text:c="4"/>5.06 <text:s text:c="7"/>-1.554 <text:s text:c="4"/>FeI <text:s text:c="3"/>26.0 <text:s text:c="8"/></text:p>
      <text:p text:style-name="P1">10145.56 <text:s text:c="4"/>4.80 <text:s text:c="7"/>-0.118 <text:s text:c="4"/>FeI <text:s text:c="3"/>26.0 <text:s text:c="7"/></text:p>
      <text:p text:style-name="P1">10155.16 <text:s text:c="4"/>2.18 <text:s text:c="7"/>-4.336 <text:s text:c="4"/>FeI <text:s text:c="3"/>26.0 <text:s text:c="8"/></text:p>
      <text:p text:style-name="P1">10156.51 <text:s text:c="4"/>4.59 <text:s text:c="7"/>-2.109 <text:s text:c="4"/>FeI <text:s text:c="3"/>26.0 <text:s text:c="8"/></text:p>
      <text:p text:style-name="P1">10167.47 <text:s text:c="4"/>2.20 <text:s text:c="7"/>-2.319 <text:s text:c="4"/>FeI <text:s text:c="3"/>26.0 <text:s text:c="7"/></text:p>
      <text:p text:style-name="P1"><text:span text:style-name="T2">10195.11 <text:s text:c="4"/>2.73 <text:s text:c="7"/>-3.608 <text:s text:c="4"/>FeI <text:s text:c="3"/>26.0</text:span><text:span text:style-name="T24"> </text:span><text:s text:c="8"/></text:p>
      <text:p text:style-name="P1">10216.31 <text:s text:c="4"/>4.73 <text:s text:c="8"/>0.047 <text:s text:c="4"/>FeI <text:s text:c="3"/>26.0 <text:s text:c="6"/></text:p>
      <text:p text:style-name="P1">10218.41 <text:s text:c="4"/>3.07 <text:s text:c="7"/>-2.893 <text:s text:c="4"/>FeI <text:s text:c="3"/>26.0 <text:s text:c="8"/></text:p>
      <text:p text:style-name="P1"><text:span text:style-name="T2">10265.22 <text:s text:c="4"/>2.22 <text:s text:c="7"/>-4.648 <text:s text:c="4"/>FeI <text:s text:c="3"/>26.0 </text:span><text:s text:c="2"/></text:p>
      <text:p text:style-name="P1">10307.45 <text:s text:c="4"/>4.59 <text:s text:c="7"/>-2.432 <text:s text:c="4"/>FeI <text:s text:c="3"/>26.0 <text:s text:c="8"/></text:p>
      <text:p text:style-name="P1">10332.33 <text:s text:c="4"/>3.63 <text:s text:c="7"/>-3.131 <text:s text:c="4"/>FeI <text:s text:c="3"/>26.0 <text:s text:c="8"/></text:p>
      <text:p text:style-name="P5">10340.89 <text:s text:c="4"/>2.20 <text:s text:c="7"/>-3.665 <text:s text:c="4"/>FeI <text:s text:c="3"/>26.0 <text:s text:c="8"/></text:p>
      <text:p text:style-name="P5">10347.97 <text:s text:c="4"/>5.39 <text:s text:c="7"/>-0.717 <text:s text:c="4"/>FeI <text:s text:c="3"/>26.0 <text:s text:c="7"/></text:p>
      <text:p text:style-name="P1"><text:span text:style-name="T2">10353.81 <text:s text:c="4"/>5.39 <text:s text:c="7"/>-0.989 <text:s text:c="4"/>FeI <text:s text:c="3"/>26.0 <text:s/></text:span><text:s text:c="7"/></text:p>
      <text:p text:style-name="P1">10364.06 <text:s text:c="4"/>5.45 <text:s text:c="7"/>-1.100 <text:s text:c="4"/>FeI <text:s text:c="3"/>26.0 <text:s text:c="8"/></text:p>
      <text:p text:style-name="P1">10379.00 <text:s text:c="4"/>2.22 <text:s text:c="7"/>-4.236 <text:s text:c="4"/>FeI <text:s text:c="3"/>26.0 <text:s text:c="8"/></text:p>
      <text:p text:style-name="P1">10388.75 <text:s text:c="4"/>5.45 <text:s text:c="7"/>-1.471 <text:s text:c="4"/>FeI <text:s text:c="3"/>26.0 <text:s text:c="9"/></text:p>
      <text:p text:style-name="P1"><text:span text:style-name="T2">10395.80 <text:s text:c="4"/>2.18 <text:s text:c="7"/>-3.435 <text:s text:c="4"/>FeI <text:s text:c="3"/>26.0 </text:span><text:s text:c="6"/></text:p>
      <text:p text:style-name="P1">10423.03 <text:s text:c="4"/>2.69 <text:s text:c="7"/>-3.658 <text:s text:c="4"/>FeI <text:s text:c="3"/>26.0 <text:s text:c="8"/></text:p>
      <text:p text:style-name="P1">10423.74 <text:s text:c="4"/>3.07 <text:s text:c="7"/>-3.119 <text:s text:c="4"/>FeI <text:s text:c="3"/>26.0 <text:s text:c="8"/></text:p>
      <text:p text:style-name="P1">10469.65 <text:s text:c="4"/>3.88 <text:s text:c="7"/>-1.277 <text:s text:c="4"/>FeI <text:s text:c="3"/>26.0 <text:s text:c="6"/></text:p>
      <text:p text:style-name="P1">10532.24 <text:s text:c="4"/>3.93 <text:s text:c="7"/>-1.650 <text:s text:c="4"/>FeI <text:s text:c="3"/>26.0 <text:s text:c="8"/></text:p>
      <text:p text:style-name="P1">10555.65 <text:s text:c="4"/>5.45 <text:s text:c="7"/>-1.282 <text:s text:c="4"/>FeI <text:s text:c="3"/>26.0 <text:s text:c="8"/></text:p>
      <text:p text:style-name="P1">10577.14 <text:s text:c="4"/>3.30 <text:s text:c="7"/>-3.222 <text:s text:c="4"/>FeI <text:s text:c="3"/>26.0 <text:s text:c="7"/></text:p>
      <text:p text:style-name="P1"><text:span text:style-name="T2">10616.72 <text:s text:c="4"/>3.27 <text:s text:c="7"/>-3.306 <text:s text:c="4"/>FeI <text:s text:c="3"/>26.0</text:span> <text:s text:c="6"/></text:p>
      <text:p text:style-name="P1">10725.19 <text:s text:c="4"/>3.64 <text:s text:c="7"/>-2.948 <text:s text:c="4"/>FeI <text:s text:c="3"/>26.0 <text:s text:c="7"/></text:p>
      <text:p text:style-name="P1">10753.00 <text:s text:c="4"/>3.96 <text:s text:c="7"/>-2.077 <text:s text:c="4"/>FeI <text:s text:c="3"/>26.0 <text:s text:c="7"/></text:p>
      <text:p text:style-name="P1">10780.69 <text:s text:c="4"/>3.24 <text:s text:c="7"/>-3.553 <text:s text:c="4"/>FeI <text:s text:c="3"/>26.0 <text:s text:c="7"/></text:p>
      <text:p text:style-name="P1"><text:span text:style-name="T2">10783.05 <text:s text:c="4"/>3.11 <text:s text:c="7"/>-2.786 <text:s text:c="4"/>FeI <text:s text:c="3"/>26.0</text:span> <text:s text:c="7"/></text:p>
      <text:p text:style-name="P1">10818.28 <text:s text:c="4"/>3.96 <text:s text:c="7"/>-2.160 <text:s text:c="4"/>FeI <text:s text:c="3"/>26.0 <text:s text:c="7"/></text:p>
      <text:p text:style-name="P1">10863.52 <text:s text:c="4"/>4.73 <text:s text:c="7"/>-0.877 <text:s text:c="4"/>FeI <text:s text:c="3"/>26.0 <text:s text:c="7"/></text:p>
      <text:p text:style-name="P1">10884.26 <text:s text:c="4"/>3.93 <text:s text:c="7"/>-2.129 <text:s text:c="4"/>FeI <text:s text:c="3"/>26.0 <text:s text:c="8"/></text:p>
      <text:p text:style-name="P1">10896.30 <text:s text:c="4"/>3.07 <text:s text:c="7"/>-2.911 <text:s text:c="4"/>FeI <text:s text:c="3"/>26.0 <text:s text:c="7"/></text:p>
      <text:p text:style-name="P1">11013.24 <text:s text:c="4"/>4.80 <text:s text:c="7"/>-1.240 <text:s text:c="4"/>FeI <text:s text:c="3"/>26.0 <text:s text:c="7"/></text:p>
      <text:p text:style-name="P1">11026.79 <text:s text:c="4"/>3.94 <text:s text:c="7"/>-2.517 <text:s text:c="4"/>FeI <text:s text:c="3"/>26.0 <text:s text:c="7"/></text:p>
      <text:p text:style-name="P1"><text:span text:style-name="T2">11119.80 <text:s text:c="4"/>2.85 <text:s text:c="7"/>-2.452 <text:s text:c="4"/>FeI <text:s text:c="3"/>26.0</text:span> <text:s text:c="7"/></text:p>
      <text:p text:style-name="P1">11641.80 <text:s text:c="4"/>4.58 <text:s text:c="7"/>-2.116 <text:s text:c="4"/>FeI <text:s text:c="3"/>26.0 <text:s text:c="7"/></text:p>
      <text:p text:style-name="P1">11778.42 <text:s text:c="4"/>5.34 <text:s text:c="7"/>-1.708 <text:s text:c="4"/>FeI <text:s text:c="3"/>26.0 <text:s text:c="7"/></text:p>
      <text:p text:style-name="P1">12053.08 <text:s text:c="4"/>4.56 <text:s text:c="7"/>-1.602 <text:s text:c="4"/>FeI <text:s text:c="3"/>26.0 <text:s text:c="7"/></text:p>
      <text:p text:style-name="P5">12119.50 <text:s text:c="4"/>4.59 <text:s text:c="7"/>-1.897 <text:s text:c="4"/>FeI <text:s text:c="3"/>26.0 <text:s text:c="8"/></text:p>
      <text:p text:style-name="P1"><text:soft-page-break/><text:span text:style-name="T2">12213.34 <text:s text:c="4"/>4.64 <text:s text:c="7"/>-2.006 <text:s text:c="4"/>FeI <text:s text:c="3"/>26.0</text:span> <text:s text:c="6"/></text:p>
      <text:p text:style-name="P1">12227.11 <text:s text:c="4"/>4.61 <text:s text:c="7"/>-1.408 <text:s text:c="4"/>FeI <text:s text:c="3"/>26.0 <text:s text:c="8"/></text:p>
      <text:p text:style-name="P1">12244.92 <text:s text:c="4"/>3.64 <text:s text:c="7"/>-3.222 <text:s text:c="4"/>FeI <text:s text:c="3"/>26.0 <text:s text:c="7"/></text:p>
      <text:p text:style-name="P1">12340.48 <text:s text:c="4"/>2.28 <text:s text:c="7"/>-4.680 <text:s text:c="4"/>FeI <text:s text:c="3"/>26.0 <text:s text:c="8"/></text:p>
      <text:p text:style-name="P1">12342.92 <text:s text:c="4"/>4.64 <text:s text:c="7"/>-1.545 <text:s text:c="4"/>FeI <text:s text:c="3"/>26.0 <text:s text:c="8"/></text:p>
      <text:p text:style-name="P1">12510.52 <text:s text:c="4"/>4.96 <text:s text:c="7"/>-1.930 <text:s text:c="4"/>FeI <text:s text:c="3"/>26.0 <text:s text:c="7"/></text:p>
      <text:p text:style-name="P1">12557.00 <text:s text:c="4"/>2.28 <text:s text:c="7"/>-4.026 <text:s text:c="4"/>FeI <text:s text:c="3"/>26.0 <text:s text:c="8"/></text:p>
      <text:p text:style-name="P1">12615.93 <text:s text:c="4"/>4.64 <text:s text:c="7"/>-1.686 <text:s text:c="4"/>FeI <text:s text:c="3"/>26.0 <text:s text:c="8"/></text:p>
      <text:p text:style-name="P1">12638.70 <text:s text:c="4"/>4.56 <text:s text:c="7"/>-0.679 <text:s text:c="4"/>FeI <text:s text:c="3"/>26.0 <text:s text:c="6"/></text:p>
      <text:p text:style-name="P1"><text:span text:style-name="T2">12807.15 <text:s text:c="4"/>3.64 <text:s text:c="7"/>-2.649 <text:s text:c="4"/>FeI <text:s text:c="3"/>26.0 <text:s/></text:span><text:s text:c="5"/></text:p>
      <text:p text:style-name="P1">12808.24 <text:s text:c="4"/>4.99 <text:s text:c="7"/>-1.811 <text:s text:c="4"/>FeI <text:s text:c="3"/>26.0 <text:s text:c="8"/></text:p>
      <text:p text:style-name="P1"><text:span text:style-name="T2">12824.86 <text:s text:c="4"/>3.02 <text:s text:c="7"/>-3.612 <text:s text:c="4"/>FeI <text:s text:c="3"/>26.0</text:span> <text:s text:c="8"/></text:p>
      <text:p text:style-name="P1">12840.57 <text:s text:c="4"/>4.96 <text:s text:c="7"/>-1.612 <text:s text:c="4"/>FeI <text:s text:c="3"/>26.0 <text:s text:c="8"/></text:p>
      <text:p text:style-name="P1"><text:span text:style-name="T2">12879.77 <text:s text:c="4"/>2.28 <text:s text:c="7"/>-3.525 <text:s text:c="4"/>FeI <text:s text:c="3"/>26.0</text:span> <text:s text:c="8"/></text:p>
      <text:p text:style-name="P1">12896.12 <text:s text:c="4"/>4.91 <text:s text:c="7"/>-1.713 <text:s text:c="4"/>FeI <text:s text:c="3"/>26.0 <text:s text:c="7"/></text:p>
      <text:p text:style-name="P1">12933.01 <text:s text:c="4"/>5.02 <text:s text:c="7"/>-1.879 <text:s text:c="4"/>FeI <text:s text:c="3"/>26.0 <text:s text:c="7"/></text:p>
      <text:p text:style-name="P1">12934.67 <text:s text:c="4"/>5.39 <text:s text:c="7"/>-1.103 <text:s text:c="4"/>FeI <text:s text:c="3"/>26.0 <text:s text:c="8"/></text:p>
      <text:p text:style-name="P1">13014.84 <text:s text:c="4"/>5.45 <text:s text:c="7"/>-1.542 <text:s text:c="4"/>FeI <text:s text:c="3"/>26.0 <text:s text:c="7"/></text:p>
      <text:p text:style-name="P1">13352.17 <text:s text:c="4"/>5.31 <text:s text:c="7"/>-0.355 <text:s text:c="4"/>FeI <text:s text:c="3"/>26.0 <text:s text:c="7"/></text:p>
      <text:p text:style-name="P1">13392.10 <text:s text:c="4"/>5.35 <text:s text:c="7"/>-0.105 <text:s text:c="4"/>FeI <text:s text:c="3"/>26.0 <text:s text:c="7"/></text:p>
      <text:p text:style-name="P1">15194.49 <text:s text:c="4"/>2.22 <text:s text:c="7"/>-4.808 <text:s text:c="4"/>FeI <text:s text:c="3"/>26.0 <text:s text:c="7"/></text:p>
      <text:p text:style-name="P1">15201.57 <text:s text:c="4"/>5.49 <text:s text:c="7"/>-1.315 <text:s text:c="4"/>FeI <text:s text:c="3"/>26.0 <text:s text:c="8"/></text:p>
      <text:p text:style-name="P1">15490.34 <text:s text:c="4"/>2.20 <text:s text:c="7"/>-4.787 <text:s text:c="4"/>FeI <text:s text:c="3"/>26.0 <text:s text:c="8"/></text:p>
      <text:p text:style-name="P1">15593.74 <text:s text:c="4"/>5.03 <text:s text:c="7"/>-1.796 <text:s text:c="4"/>FeI <text:s text:c="3"/>26.0 <text:s text:c="8"/></text:p>
      <text:p text:style-name="P1">15611.15 <text:s text:c="4"/>3.42 <text:s text:c="7"/>-2.966 <text:s text:c="4"/>FeI <text:s text:c="3"/>26.0 <text:s text:c="8"/></text:p>
      <text:p text:style-name="P1">15648.51 <text:s text:c="4"/>5.43 <text:s text:c="7"/>-0.633 <text:s text:c="4"/>FeI <text:s text:c="3"/>26.0 <text:s text:c="8"/></text:p>
      <text:p text:style-name="P1">15676.58 <text:s text:c="4"/>5.11 <text:s text:c="7"/>-1.848 <text:s text:c="4"/>FeI <text:s text:c="3"/>26.0 <text:s text:c="8"/></text:p>
      <text:p text:style-name="P1">16198.50 <text:s text:c="4"/>5.41 <text:s text:c="7"/>-0.376 <text:s text:c="4"/>FeI <text:s text:c="3"/>26.0 <text:s text:c="5"/></text:p>
      <text:p text:style-name="P1">17420.83 <text:s text:c="4"/>3.88 <text:s text:c="7"/>-3.628 <text:s text:c="4"/>FeI <text:s text:c="3"/>26.0 <text:s text:c="9"/></text:p>
      <text:p text:style-name="P1">19923.34 <text:s text:c="4"/>5.02 <text:s text:c="7"/>-1.536 <text:s text:c="4"/>FeI <text:s text:c="3"/>26.0 <text:s text:c="8"/></text:p>
      <text:p text:style-name="P1"><text:span text:style-name="T26">21851.38 <text:s text:c="4"/>3.64 <text:s text:c="7"/>-3.578 <text:s text:c="4"/>FeI <text:s text:c="3"/>26.0</text:span> <text:s text:c="8"/></text:p>
      <text:p text:style-name="P1">22257.11 <text:s text:c="4"/>5.06 <text:s text:c="7"/>-0.704 <text:s text:c="4"/>FeI <text:s text:c="3"/>26.0 <text:s text:c="7"/></text:p>
      <text:p text:style-name="P1"><text:span text:style-name="T26">22380.80 <text:s text:c="4"/>5.03 <text:s text:c="7"/>-0.377 <text:s text:c="4"/>FeI <text:s text:c="3"/>26.0</text:span> <text:s text:c="7"/></text:p>
      <text:p text:style-name="P1">22392.88 <text:s text:c="4"/>5.10 <text:s text:c="7"/>-1.330 <text:s text:c="4"/>FeI <text:s text:c="3"/>26.0 <text:s text:c="8"/></text:p>
      <text:p text:style-name="P1">22619.84 <text:s text:c="4"/>4.99 <text:s text:c="7"/>-0.564 <text:s text:c="4"/>FeI <text:s text:c="3"/>26.0 <text:s text:c="7"/></text:p>
      <text:p text:style-name="P1">23308.48 <text:s text:c="4"/>4.08 <text:s text:c="7"/>-2.705 <text:s text:c="4"/>FeI <text:s text:c="3"/>26.0 <text:s text:c="8"/></text:p>
      <text:p text:style-name="P1">10427.31 <text:s text:c="4"/>6.08 <text:s text:c="7"/>-1.575 <text:s text:c="4"/>FeII <text:s text:c="2"/>26.1 <text:s text:c="8"/></text:p>
      <text:p text:style-name="P1">10501.50 <text:s text:c="4"/>5.55 <text:s text:c="7"/>-1.861 <text:s text:c="4"/>FeII <text:s text:c="2"/>26.1 <text:s text:c="7"/></text:p>
      <text:p text:style-name="P1">10862.64 <text:s text:c="4"/>5.59 <text:s text:c="7"/>-2.006 <text:s text:c="4"/>FeII <text:s text:c="2"/>26.1 <text:s text:c="8"/></text:p>
      <text:p text:style-name="P1">11125.58 <text:s text:c="4"/>5.62 <text:s text:c="7"/>-2.213 <text:s text:c="4"/>FeII <text:s text:c="2"/>26.1 <text:s text:c="7"/></text:p>
      <text:p text:style-name="P14">13251.14 <text:s text:c="4"/>9.41 <text:s text:c="8"/>0.768 <text:s text:c="4"/>FeII <text:s text:c="2"/>26.1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0T12:50:44.277808399</meta:creation-date>
    <dc:date>2019-12-20T17:42:29.984043611</dc:date>
    <meta:editing-duration>PT3H1M12S</meta:editing-duration>
    <meta:editing-cycles>42</meta:editing-cycles>
    <meta:generator>LibreOffice/5.1.6.2$Linux_X86_64 LibreOffice_project/10m0$Build-2</meta:generator>
    <meta:print-date>2019-12-20T16:58:15.121940765</meta:print-date>
    <meta:document-statistic meta:table-count="0" meta:image-count="0" meta:object-count="0" meta:page-count="10" meta:paragraph-count="478" meta:word-count="2471" meta:character-count="25738" meta:non-whitespace-character-count="12137"/>
  </office:meta>
</office:document-meta>
</file>